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E0000006D8CA5432858DC9B9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2.752cm"/>
    </style:style>
    <style:style style:name="Tabla1.D" style:family="table-column">
      <style:table-column-properties style:column-width="1.353cm"/>
    </style:style>
    <style:style style:name="Tabla1.E" style:family="table-column">
      <style:table-column-properties style:column-width="1.861cm"/>
    </style:style>
    <style:style style:name="Tabla1.F" style:family="table-column">
      <style:table-column-properties style:column-width="2.367cm"/>
    </style:style>
    <style:style style:name="Tabla1.G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9" style:family="table-row">
      <style:table-row-properties style:min-row-height="0.64cm" fo:keep-together="auto"/>
    </style:style>
    <style:style style:name="Tabla1.10" style:family="table-row">
      <style:table-row-properties style:min-row-height="1.06cm" fo:keep-together="auto"/>
    </style:style>
    <style:style style:name="Tabla1.11" style:family="table-row">
      <style:table-row-properties style:min-row-height="0.688cm" fo:keep-together="auto"/>
    </style:style>
    <style:style style:name="Tabla1.12" style:family="table-row">
      <style:table-row-properties style:min-row-height="1.617cm" fo:keep-together="auto"/>
    </style:style>
    <style:style style:name="Tabla1.13" style:family="table-row">
      <style:table-row-properties style:min-row-height="1.413cm" fo:keep-together="auto"/>
    </style:style>
    <style:style style:name="Tabla1.14" style:family="table-row">
      <style:table-row-properties style:min-row-height="1.034cm" fo:keep-together="auto"/>
    </style:style>
    <style:style style:name="Tabla1.15" style:family="table-row">
      <style:table-row-properties style:min-row-height="1.498cm" fo:keep-together="auto"/>
    </style:style>
    <style:style style:name="Tabla2" style:family="table">
      <style:table-properties style:width="21.486cm" style:rel-width="87%" fo:margin-left="0.009cm" fo:margin-top="0cm" fo:margin-bottom="0cm" table:align="left" style:writing-mode="page"/>
    </style:style>
    <style:style style:name="Tabla2.A" style:family="table-column">
      <style:table-column-properties style:column-width="5.81cm" style:rel-column-width="17720*"/>
    </style:style>
    <style:style style:name="Tabla2.B" style:family="table-column">
      <style:table-column-properties style:column-width="5.422cm" style:rel-column-width="16541*"/>
    </style:style>
    <style:style style:name="Tabla2.C" style:family="table-column">
      <style:table-column-properties style:column-width="7.645cm" style:rel-column-width="23318*"/>
    </style:style>
    <style:style style:name="Tabla2.D" style:family="table-column">
      <style:table-column-properties style:column-width="1.307cm" style:rel-column-width="3984*"/>
    </style:style>
    <style:style style:name="Tabla2.E" style:family="table-column">
      <style:table-column-properties style:column-width="1.302cm" style:rel-column-width="3972*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1cm" fo:keep-together="auto"/>
    </style:style>
    <style:style style:name="Tabla2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D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2" style:family="table-cell">
      <style:table-cell-properties fo:padding-left="0.191cm" fo:padding-right="0.191cm" fo:padding-top="0cm" fo:padding-bottom="0cm" fo:border="0.5pt solid #000000"/>
    </style:style>
    <style:style style:name="Tabla2.3" style:family="table-row">
      <style:table-row-properties style:min-row-height="1.191cm" fo:keep-together="auto"/>
    </style:style>
    <style:style style:name="Tabla2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D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3" style:family="table-cell">
      <style:table-cell-properties fo:padding-left="0.191cm" fo:padding-right="0.191cm" fo:padding-top="0cm" fo:padding-bottom="0cm" fo:border="0.5pt solid #000000"/>
    </style:style>
    <style:style style:name="Tabla2.4" style:family="table-row">
      <style:table-row-properties style:min-row-height="1.526cm" fo:keep-together="auto"/>
    </style:style>
    <style:style style:name="Tabla2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D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4" style:family="table-cell">
      <style:table-cell-properties fo:padding-left="0.191cm" fo:padding-right="0.191cm" fo:padding-top="0cm" fo:padding-bottom="0cm" fo:border="0.5pt solid #000000"/>
    </style:style>
    <style:style style:name="Tabla2.C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D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5" style:family="table-cell">
      <style:table-cell-properties fo:padding-left="0.191cm" fo:padding-right="0.191cm" fo:padding-top="0cm" fo:padding-bottom="0cm" fo:border="0.5pt solid #000000"/>
    </style:style>
    <style:style style:name="Tabla2.6" style:family="table-row">
      <style:table-row-properties style:min-row-height="1.753cm" fo:keep-together="auto"/>
    </style:style>
    <style:style style:name="Tabla2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D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6" style:family="table-cell">
      <style:table-cell-properties fo:padding-left="0.191cm" fo:padding-right="0.191cm" fo:padding-top="0cm" fo:padding-bottom="0cm" fo:border="0.5pt solid #000000"/>
    </style:style>
    <style:style style:name="Tabla2.C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D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7" style:family="table-cell">
      <style:table-cell-properties fo:padding-left="0.191cm" fo:padding-right="0.191cm" fo:padding-top="0cm" fo:padding-bottom="0cm" fo:border="0.5pt solid #000000"/>
    </style:style>
    <style:style style:name="Tabla2.8" style:family="table-row">
      <style:table-row-properties style:min-row-height="0.707cm" fo:keep-together="auto"/>
    </style:style>
    <style:style style:name="Tabla2.A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E8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Default">
      <style:paragraph-properties fo:text-align="center" style:justify-single-word="false" fo:orphans="0" fo:widows="0"/>
    </style:style>
    <style:style style:name="P2" style:family="paragraph" style:parent-style-name="Default">
      <style:paragraph-properties fo:text-align="center" style:justify-single-word="false" fo:orphans="0" fo:widows="0"/>
      <style:text-properties style:use-window-font-color="true" loext:opacity="0%" style:font-name="Calibri" fo:font-size="10pt" style:font-size-asian="10pt" style:font-name-complex="Calibri1" style:font-size-complex="10pt"/>
    </style:style>
    <style:style style:name="P3" style:family="paragraph" style:parent-style-name="Default">
      <style:paragraph-properties fo:line-height="115%" fo:text-align="center" style:justify-single-word="false" fo:orphans="0" fo:widows="0"/>
      <style:text-properties style:use-window-font-color="true" loext:opacity="0%" style:font-name="Calibri" fo:font-size="10pt" style:font-size-asian="10pt" style:font-name-complex="Calibri1" style:font-size-complex="10pt"/>
    </style:style>
    <style:style style:name="P4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6" style:family="paragraph" style:parent-style-name="Default">
      <style:paragraph-properties fo:line-height="115%" fo:text-align="center" style:justify-single-word="false" fo:orphans="0" fo:widows="0"/>
    </style:style>
    <style:style style:name="P7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8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9" style:family="paragraph" style:parent-style-name="Default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0" style:family="paragraph" style:parent-style-name="Default">
      <style:paragraph-properties fo:margin-top="0cm" fo:margin-bottom="0.212cm" style:contextual-spacing="false" fo:text-align="justify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1" style:family="paragraph" style:parent-style-name="List_20_Paragraph" style:list-style-name="WWNum45">
      <style:paragraph-properties fo:margin-left="0.559cm" fo:margin-right="0cm" fo:margin-top="0cm" fo:margin-bottom="0cm" style:contextual-spacing="true" style:line-height-at-least="0.355cm" fo:text-align="justify" style:justify-single-word="false" fo:orphans="0" fo:widows="0" fo:text-indent="-0.635cm" style:auto-text-indent="false"/>
    </style:style>
    <style:style style:name="P12" style:family="paragraph" style:parent-style-name="List_20_Paragraph" style:list-style-name="WWNum41">
      <style:paragraph-properties fo:margin-top="0cm" fo:margin-bottom="0cm" style:contextual-spacing="true" style:line-height-at-least="0.355cm" fo:text-align="justify" style:justify-single-word="false" fo:orphans="2" fo:widows="2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 fo:background-color="#ffff00"/>
    </style:style>
    <style:style style:name="P13" style:family="paragraph" style:parent-style-name="List_20_Paragraph" style:list-style-name="WWNum41">
      <style:paragraph-properties fo:margin-top="0cm" fo:margin-bottom="0cm" style:contextual-spacing="true" fo:line-height="100%" fo:text-align="justify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4" style:family="paragraph" style:parent-style-name="List_20_Paragraph" style:list-style-name="WWNum37">
      <style:paragraph-properties fo:margin-top="0cm" fo:margin-bottom="0cm" style:contextual-spacing="true" style:line-height-at-least="0.355cm" fo:text-align="justify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5" style:family="paragraph" style:parent-style-name="List_20_Paragraph" style:list-style-name="WWNum41">
      <style:paragraph-properties fo:margin-top="0cm" fo:margin-bottom="0cm" style:contextual-spacing="true" style:line-height-at-least="0.355cm" fo:text-align="justify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6" style:family="paragraph" style:parent-style-name="List_20_Paragraph" style:list-style-name="WWNum45">
      <style:paragraph-properties fo:margin-left="0.559cm" fo:margin-right="0cm" fo:margin-top="0cm" fo:margin-bottom="0cm" style:contextual-spacing="true" fo:line-height="100%" fo:text-align="justify" style:justify-single-word="false" fo:orphans="0" fo:widows="0" fo:text-indent="-0.635cm" style:auto-text-indent="false"/>
    </style:style>
    <style:style style:name="P17" style:family="paragraph" style:parent-style-name="List_20_Paragraph" style:list-style-name="WWNum34">
      <style:paragraph-properties fo:margin-left="1.27cm" fo:margin-right="0.309cm" fo:margin-top="0cm" fo:margin-bottom="0cm" style:contextual-spacing="true" fo:orphans="0" fo:widows="0" fo:text-indent="-0.635cm" style:auto-text-indent="false"/>
      <style:text-properties fo:font-size="8pt" style:font-size-asian="8pt" style:font-size-complex="8pt"/>
    </style:style>
    <style:style style:name="P18" style:family="paragraph" style:parent-style-name="List_20_Paragraph">
      <style:paragraph-properties fo:margin-left="0.501cm" fo:margin-right="0.309cm" fo:text-align="justify" style:justify-single-word="false" fo:orphans="0" fo:widows="0" fo:text-indent="0cm" style:auto-text-indent="false"/>
      <style:text-properties fo:font-size="7pt" style:font-size-asian="7pt" style:font-size-complex="7pt"/>
    </style:style>
    <style:style style:name="P19" style:family="paragraph" style:parent-style-name="Normal_20__28_Web_29_">
      <style:paragraph-properties fo:margin-top="0cm" fo:margin-bottom="0cm" style:contextual-spacing="false" fo:line-height="115%"/>
    </style:style>
    <style:style style:name="P20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/>
    </style:style>
    <style:style style:name="P21" style:family="paragraph" style:parent-style-name="Normal_20__28_Web_29_">
      <style:paragraph-properties fo:margin-top="0cm" fo:margin-bottom="0cm" style:contextual-spacing="false" fo:line-height="115%" fo:text-align="justify" style:justify-single-word="false"/>
    </style:style>
    <style:style style:name="P22" style:family="paragraph" style:parent-style-name="Normal_20__28_Web_29_">
      <style:paragraph-properties fo:margin-top="0cm" fo:margin-bottom="0cm" style:contextual-spacing="false" fo:line-height="115%"/>
      <style:text-properties style:font-name="Calibri" fo:font-size="10pt" fo:font-weight="bold" style:font-size-asian="10pt" style:font-weight-asian="bold" style:font-name-complex="Calibri1" style:font-size-complex="10pt"/>
    </style:style>
    <style:style style:name="P23" style:family="paragraph" style:parent-style-name="Normal_20__28_Web_29_">
      <style:paragraph-properties fo:margin-top="0cm" fo:margin-bottom="0cm" style:contextual-spacing="false" fo:line-height="115%" fo:text-align="justify" style:justify-single-word="false"/>
      <style:text-properties style:font-name="Calibri" fo:font-size="10pt" style:font-size-asian="10pt" style:font-name-complex="Calibri1" style:font-size-complex="10pt" style:font-weight-complex="bold"/>
    </style:style>
    <style:style style:name="P24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25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26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27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28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29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30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 fo:orphans="0" fo:widows="0"/>
    </style:style>
    <style:style style:name="P32" style:family="paragraph" style:parent-style-name="Standard">
      <style:paragraph-properties fo:margin-left="0cm" fo:margin-right="0.309cm" fo:text-align="justify" style:justify-single-word="false" fo:orphans="0" fo:widows="0" fo:text-indent="0cm" style:auto-text-indent="fals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Calibri" fo:font-size="10pt" style:font-size-asian="10pt" style:font-name-complex="Calibri1" style:font-size-complex="10pt"/>
    </style:style>
    <style:style style:name="P34" style:family="paragraph" style:parent-style-name="Standard">
      <style:paragraph-properties style:line-height-at-least="0.355cm" fo:text-align="justify" style:justify-single-word="false" fo:orphans="0" fo:widows="0"/>
      <style:text-properties style:font-name="Calibri" fo:font-size="10pt" style:font-size-asian="10pt" style:font-name-complex="Calibri1" style:font-size-complex="10pt"/>
    </style:style>
    <style:style style:name="P35" style:family="paragraph" style:parent-style-name="Standard">
      <style:paragraph-properties fo:margin-top="0cm" fo:margin-bottom="0cm" style:contextual-spacing="false" style:line-height-at-least="0.355cm" fo:text-align="justify" style:justify-single-word="false" fo:orphans="0" fo:widows="0"/>
      <style:text-properties style:font-name="Calibri" fo:font-size="10pt" style:font-size-asian="10pt" style:font-name-complex="Calibri1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37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alibri" fo:font-size="10pt" style:font-size-asian="10pt" style:font-name-complex="Calibri1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P39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40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00a98a" officeooo:paragraph-rsid="0000a98a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41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42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style:line-height-at-least="0.355cm" fo:text-align="justify" style:justify-single-word="false" fo:orphans="2" fo:widows="2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45" style:family="paragraph" style:parent-style-name="Standard">
      <style:text-properties style:font-name="Calibri" fo:font-size="12pt" style:font-name-asian="Arial2" style:font-size-asian="12pt" style:font-name-complex="Calibri1" style:font-size-complex="12pt"/>
    </style:style>
    <style:style style:name="P46" style:family="paragraph" style:parent-style-name="Standard">
      <style:paragraph-properties fo:margin-left="0cm" fo:margin-right="0.309cm" fo:margin-top="0cm" fo:margin-bottom="0cm" style:contextual-spacing="false" fo:orphans="0" fo:widows="0" fo:text-indent="0cm" style:auto-text-indent="false"/>
    </style:style>
    <style:style style:name="P47" style:family="paragraph" style:parent-style-name="Standard">
      <style:paragraph-properties fo:margin-left="0cm" fo:margin-right="0.309cm" fo:orphans="0" fo:widows="0" fo:text-indent="0cm" style:auto-text-indent="false"/>
    </style:style>
    <style:style style:name="P48" style:family="paragraph" style:parent-style-name="Standard">
      <style:paragraph-properties fo:margin-top="0cm" fo:margin-bottom="0cm" style:contextual-spacing="false" fo:orphans="0" fo:widows="0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margin-left="0.635cm" fo:margin-right="0cm" fo:margin-top="0cm" fo:margin-bottom="0cm" style:contextual-spacing="false" style:line-height-at-least="0.355cm" fo:text-align="justify" style:justify-single-word="false" fo:orphans="0" fo:widows="0" fo:text-indent="0cm" style:auto-text-indent="false"/>
    </style:style>
    <style:style style:name="P52" style:family="paragraph" style:parent-style-name="Standard">
      <style:paragraph-properties fo:margin-top="0cm" fo:margin-bottom="0cm" style:contextual-spacing="false" style:line-height-at-least="0.355cm" fo:text-align="justify" style:justify-single-word="false" fo:orphans="0" fo:widows="0"/>
    </style:style>
    <style:style style:name="P53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5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56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57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58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style:line-height-at-least="0.355cm" fo:text-align="justify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60" style:family="paragraph" style:parent-style-name="Standard">
      <style:paragraph-properties fo:margin-left="0.635cm" fo:margin-right="0cm" fo:margin-top="0cm" fo:margin-bottom="0cm" style:contextual-spacing="false" style:line-height-at-least="0.355cm" fo:text-align="justify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-0.751cm" style:auto-text-indent="false"/>
    </style:style>
    <style:style style:name="P63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-0.751cm" style:auto-text-indent="false"/>
    </style:style>
    <style:style style:name="P65" style:family="paragraph" style:parent-style-name="Standard">
      <style:paragraph-properties fo:margin-top="0cm" fo:margin-bottom="0cm" style:contextual-spacing="false" fo:line-height="100%"/>
    </style:style>
    <style:style style:name="P66" style:family="paragraph" style:parent-style-name="Standard" style:master-page-name="Converted1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color="#17365d" loext:opacity="100%" style:text-underline-style="solid" style:text-underline-width="auto" style:text-underline-color="font-color"/>
    </style:style>
    <style:style style:name="P69" style:family="paragraph" style:parent-style-name="Standard">
      <style:text-properties fo:color="#17365d" loext:opacity="100%" style:text-underline-style="solid" style:text-underline-width="auto" style:text-underline-color="font-color"/>
    </style:style>
    <style:style style:name="P70" style:family="paragraph" style:parent-style-name="Standard">
      <style:paragraph-properties fo:break-before="page"/>
      <style:text-properties fo:color="#17365d" loext:opacity="100%" style:text-underline-style="solid" style:text-underline-width="auto" style:text-underline-color="font-color" officeooo:rsid="0000a98a" officeooo:paragraph-rsid="0000a98a"/>
    </style:style>
    <style:style style:name="P71" style:family="paragraph" style:parent-style-name="Standard">
      <style:text-properties fo:color="#17365d" loext:opacity="100%" style:text-underline-style="solid" style:text-underline-width="auto" style:text-underline-color="font-color" officeooo:rsid="0000a98a" officeooo:paragraph-rsid="0000a98a"/>
    </style:style>
    <style:style style:name="P72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</style:style>
    <style:style style:name="P73" style:family="paragraph" style:parent-style-name="Standard">
      <style:paragraph-properties fo:margin-top="0cm" fo:margin-bottom="0cm" style:contextual-spacing="false" style:line-height-at-least="0.503cm"/>
    </style:style>
    <style:style style:name="P74" style:family="paragraph" style:parent-style-name="Standard">
      <style:paragraph-properties style:line-height-at-least="0.503cm"/>
    </style:style>
    <style:style style:name="P75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  <style:text-properties fo:color="#cccccc" loext:opacity="100%" style:font-name="Consolas" fo:font-size="10.5pt" style:font-name-asian="Times New Roman1" style:font-size-asian="10.5pt" style:language-asian="es" style:country-asian="ES" style:font-size-complex="10.5pt"/>
    </style:style>
    <style:style style:name="P76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Consolas1" fo:font-size="10.5pt" fo:font-weight="normal" fo:background-color="#1f1f1f"/>
    </style:style>
    <style:style style:name="P77" style:family="paragraph" style:parent-style-name="Standard">
      <style:text-properties fo:color="#cccccc" loext:opacity="100%" style:font-name="Consolas1" fo:font-size="10.5pt" style:text-underline-style="solid" style:text-underline-width="auto" style:text-underline-color="font-color" fo:font-weight="normal" officeooo:rsid="0000a98a" officeooo:paragraph-rsid="0000a98a" fo:background-color="#1f1f1f"/>
    </style:style>
    <style:style style:name="P78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fo:background-color="#1f1f1f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weight="bold" style:font-weight-asian="bold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fo:font-size="1pt" style:text-underline-style="solid" style:text-underline-width="auto" style:text-underline-color="font-color" style:font-size-asian="1pt" style:font-size-complex="1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style:font-size-asian="10pt" style:font-size-complex="10pt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style:font-size-asian="10pt" style:font-size-complex="10pt"/>
    </style:style>
    <style:style style:name="P84" style:family="paragraph" style:parent-style-name="Standard">
      <style:paragraph-properties fo:margin-left="0cm" fo:margin-right="0.309cm" fo:orphans="0" fo:widows="0" fo:text-indent="0cm" style:auto-text-indent="false"/>
      <style:text-properties fo:font-size="8pt" style:font-size-asian="8pt" style:font-size-complex="8pt"/>
    </style:style>
    <style:style style:name="P85" style:family="paragraph" style:parent-style-name="Standard">
      <style:paragraph-properties fo:margin-top="0cm" fo:margin-bottom="0cm" style:contextual-spacing="false" style:line-height-at-least="0.503cm"/>
      <style:text-properties fo:color="#6a9955" loext:opacity="100%" style:font-name="Consolas1" fo:font-size="10.5pt" fo:font-weight="normal" fo:background-color="#1f1f1f"/>
    </style:style>
    <style:style style:name="P86" style:family="paragraph" style:parent-style-name="Standard">
      <style:text-properties fo:color="#6a9955" loext:opacity="100%" style:font-name="Consolas1" fo:font-size="10.5pt" style:text-underline-style="solid" style:text-underline-width="auto" style:text-underline-color="font-color" fo:font-weight="normal" officeooo:rsid="0000a98a" officeooo:paragraph-rsid="0000a98a" fo:background-color="#1f1f1f"/>
    </style:style>
    <style:style style:name="P87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P88" style:family="paragraph" style:parent-style-name="Text_20_body">
      <style:paragraph-properties fo:break-before="page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font-size-asian="10pt" style:font-name-complex="Calibri1" style:font-size-complex="10pt" fo:background-color="#ffff00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7" style:family="text">
      <style:text-properties style:font-name="Calibri" fo:font-size="10pt" style:text-underline-style="solid" style:text-underline-width="auto" style:text-underline-color="font-color" style:font-size-asian="10pt" style:font-name-complex="Calibri1" style:font-size-complex="10pt"/>
    </style:style>
    <style:style style:name="T8" style:family="text">
      <style:text-properties style:font-name="Calibri" fo:font-size="10pt" fo:font-style="italic" style:font-size-asian="10pt" style:font-style-asian="italic" style:font-name-complex="Calibri1" style:font-size-complex="10pt" style:font-weight-complex="bold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11" style:family="text">
      <style:text-properties style:font-name="Calibri" fo:font-size="12pt" style:font-size-asian="12pt" style:font-name-complex="Calibri1" style:font-size-complex="12pt"/>
    </style:style>
    <style:style style:name="T12" style:family="text">
      <style:text-properties style:font-name="Calibri" fo:font-size="12pt" style:font-name-asian="Arial2" style:font-size-asian="12pt" style:font-name-complex="Calibri1" style:font-size-complex="12pt"/>
    </style:style>
    <style:style style:name="T13" style:family="text">
      <style:text-properties fo:font-size="10pt" fo:font-weight="bold" style:font-size-asian="10pt" style:font-weight-asian="bold" style:font-name-complex="Calibri1" style:font-size-complex="9pt"/>
    </style:style>
    <style:style style:name="T14" style:family="text">
      <style:text-properties fo:font-size="10pt" style:font-size-asian="10pt" style:font-name-complex="Calibri1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7" style:family="text">
      <style:text-properties style:use-window-font-color="true" loext:opacity="0%"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18" style:family="text">
      <style:text-properties style:use-window-font-color="true" loext:opacity="0%" style:font-name="Calibri" fo:font-size="10pt" fo:font-weight="bold" style:font-size-asian="10pt" style:font-weight-asian="bold" style:font-name-complex="Calibri1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color="#17365d" loext:opacity="100%" style:text-underline-style="solid" style:text-underline-width="auto" style:text-underline-color="font-color" fo:font-weight="bold" style:font-weight-asian="bold"/>
    </style:style>
    <style:style style:name="T22" style:family="text">
      <style:text-properties fo:color="#17365d" loext:opacity="100%" style:text-underline-style="solid" style:text-underline-width="auto" style:text-underline-color="font-color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style:font-name="Consolas" fo:font-size="10.5pt" style:font-name-asian="Times New Roman1" style:font-size-asian="10.5pt" style:language-asian="es" style:country-asian="ES" style:font-size-complex="10.5pt"/>
    </style:style>
    <style:style style:name="T25" style:family="text">
      <style:text-properties fo:color="#569cd6" loext:opacity="100%" style:font-name="Consolas1" fo:font-size="10.5pt" fo:font-weight="normal"/>
    </style:style>
    <style:style style:name="T26" style:family="text">
      <style:text-properties fo:color="#cccccc" loext:opacity="100%" style:font-name="Consolas" fo:font-size="10.5pt" style:font-name-asian="Times New Roman1" style:font-size-asian="10.5pt" style:language-asian="es" style:country-asian="ES" style:font-size-complex="10.5pt"/>
    </style:style>
    <style:style style:name="T27" style:family="text">
      <style:text-properties fo:color="#9cdcfe" loext:opacity="100%"/>
    </style:style>
    <style:style style:name="T28" style:family="text">
      <style:text-properties fo:color="#9cdcfe" loext:opacity="100%" style:font-name="Consolas" fo:font-size="10.5pt" style:font-name-asian="Times New Roman1" style:font-size-asian="10.5pt" style:language-asian="es" style:country-asian="ES" style:font-size-complex="10.5pt"/>
    </style:style>
    <style:style style:name="T29" style:family="text">
      <style:text-properties fo:color="#9cdcfe" loext:opacity="100%" style:font-name="Consolas1" fo:font-size="10.5pt" fo:font-weight="normal"/>
    </style:style>
    <style:style style:name="T30" style:family="text">
      <style:text-properties fo:color="#b5cea8" loext:opacity="100%" style:font-name="Consolas" fo:font-size="10.5pt" style:font-name-asian="Times New Roman1" style:font-size-asian="10.5pt" style:language-asian="es" style:country-asian="ES" style:font-size-complex="10.5pt"/>
    </style:style>
    <style:style style:name="T31" style:family="text">
      <style:text-properties fo:color="#b5cea8" loext:opacity="100%" style:font-name="Consolas1" fo:font-size="10.5pt" fo:font-weight="normal"/>
    </style:style>
    <style:style style:name="T32" style:family="text">
      <style:text-properties fo:color="#d7ba7d" loext:opacity="100%"/>
    </style:style>
    <style:style style:name="T33" style:family="text">
      <style:text-properties fo:color="#d7ba7d" loext:opacity="100%" style:font-name="Consolas" fo:font-size="10.5pt" style:font-name-asian="Times New Roman1" style:font-size-asian="10.5pt" style:language-asian="es" style:country-asian="ES" style:font-size-complex="10.5pt"/>
    </style:style>
    <style:style style:name="T34" style:family="text">
      <style:text-properties fo:color="#ce9178" loext:opacity="100%"/>
    </style:style>
    <style:style style:name="T35" style:family="text">
      <style:text-properties fo:color="#ce9178" loext:opacity="100%" style:font-name="Consolas" fo:font-size="10.5pt" style:font-name-asian="Times New Roman1" style:font-size-asian="10.5pt" style:language-asian="es" style:country-asian="ES" style:font-size-complex="10.5pt"/>
    </style:style>
    <style:style style:name="T36" style:family="text">
      <style:text-properties fo:color="#ce9178" loext:opacity="100%" style:font-name="Consolas1" fo:font-size="10.5pt" fo:font-weight="normal"/>
    </style:style>
    <style:style style:name="T37" style:family="text">
      <style:text-properties fo:font-weight="bold" style:font-weight-asian="bold"/>
    </style:style>
    <style:style style:name="T38" style:family="text">
      <style:text-properties fo:font-size="1pt" style:text-underline-style="solid" style:text-underline-width="auto" style:text-underline-color="font-color" style:font-size-asian="1pt" style:font-size-complex="1pt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fo:color="#808080" loext:opacity="100%"/>
    </style:style>
    <style:style style:name="T42" style:family="text">
      <style:text-properties fo:color="#808080" loext:opacity="100%" style:font-name="Consolas1" fo:font-size="10.5pt" fo:font-weight="normal"/>
    </style:style>
    <style:style style:name="T43" style:family="text">
      <style:text-properties style:font-name="Consolas1" fo:font-size="10.5pt" fo:font-weight="normal"/>
    </style:style>
    <style:style style:name="T44" style:family="text">
      <style:text-properties fo:color="#6a9955" loext:opacity="100%" style:font-name="Consolas1" fo:font-size="10.5pt" fo:font-weight="normal"/>
    </style:style>
    <style:style style:name="T45" style:family="text">
      <style:text-properties fo:color="#c586c0" loext:opacity="100%"/>
    </style:style>
    <style:style style:name="T46" style:family="text">
      <style:text-properties fo:color="#dcdcaa" loext:opacity="100%"/>
    </style:style>
    <style:style style:name="T47" style:family="text">
      <style:text-properties style:font-name="Calibri" fo:font-size="8pt" style:font-size-asian="8pt" style:font-name-complex="Calibri1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4" office:value-type="string">
            <text:p text:style-name="P53" loext:marker-style-name="T1"><text:span text:style-name="T1">NOMBRE Y APELLIDOS:</text:span><text:span text:style-name="T1"/></text:p>
            <text:p text:style-name="P40" loext:marker-style-name="T1">Daniel García Molina</text:p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56" loext:marker-style-name="T1"><text:span text:style-name="T1">FECHA: 11-07-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p text:style-name="P53" loext:marker-style-name="T1"><text:span text:style-name="T1">DOCENTE: MANUEL MACÍAS PÉREZ</text:span><text:span text:style-name="T1"/></text:p>
            <text:p text:style-name="P39" loext:marker-style-name="T1"/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56" loext:marker-style-name="T1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p text:style-name="P53" loext:marker-style-name="T1"><text:span text:style-name="T2">(IFCD0210) DESARROLLO DE APLICACIONES CON TECNOLOGÍAS WEB.</text:span><text:span text:style-name="T2"/></text:p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56" loext:marker-style-name="T1"><text:span text:style-name="T1">Nº CURSO: </text:span><text:span text:style-name="T13">22-35/008902</text:span></text:p>
          </table:table-cell>
          <table:covered-table-cell/>
          <table:covered-table-cell/>
        </table:table-row>
        <table:table-row table:style-name="Tabla1.4">
          <table:table-cell table:style-name="Tabla1.E1" office:value-type="string">
            <text:p text:style-name="P57" loext:marker-style-name="T3"><text:span text:style-name="T3">MF: </text:span><text:span text:style-name="T3"/></text:p>
          </table:table-cell>
          <table:table-cell table:style-name="Tabla1.E1" office:value-type="string">
            <text:p text:style-name="P58" loext:marker-style-name="T3"><text:span text:style-name="T3">0491</text:span><text:span text:style-name="T3"/></text:p>
          </table:table-cell>
          <table:table-cell table:style-name="Tabla1.C4" table:number-rows-spanned="3" table:number-columns-spanned="2" office:value-type="string">
            <text:p text:style-name="P7" loext:marker-style-name="T16"><text:span text:style-name="T16">UNIDADES DE APRENDIZAJE A LAS QUE RESPONDE: </text:span><text:span text:style-name="T16"/></text:p>
          </table:table-cell>
          <table:covered-table-cell/>
          <table:table-cell table:style-name="Tabla1.C4" table:number-rows-spanned="3" office:value-type="string">
            <text:p text:style-name="P58" loext:marker-style-name="T3"><text:span text:style-name="T3">UA1</text:span><text:span text:style-name="T3"/></text:p>
          </table:table-cell>
          <table:table-cell table:style-name="Tabla1.E1" table:number-rows-spanned="3" office:value-type="string">
            <text:p text:style-name="P7" loext:marker-style-name="T16"><text:span text:style-name="T16">Duración:</text:span><text:span text:style-name="T16"/></text:p>
          </table:table-cell>
          <table:table-cell table:style-name="Tabla1.E1" table:number-rows-spanned="3" office:value-type="string">
            <text:p text:style-name="P8" loext:marker-style-name="T16"><text:span text:style-name="T16">3 h</text:span><text:span text:style-name="T16"/></text:p>
          </table:table-cell>
        </table:table-row>
        <table:table-row table:style-name="Tabla1.4">
          <table:table-cell table:style-name="Tabla1.E1" office:value-type="string">
            <text:p text:style-name="P57" loext:marker-style-name="T3"><text:span text:style-name="T3">UF:</text:span><text:span text:style-name="T3"/></text:p>
          </table:table-cell>
          <table:table-cell table:style-name="Tabla1.E1" office:value-type="string">
            <text:p text:style-name="P58" loext:marker-style-name="T3"><text:span text:style-name="T3">1841</text:span><text:span text:style-name="T3"/></text:p>
          </table:table-cell>
          <table:covered-table-cell table:style-name="Tabla1.E1"/>
          <table:covered-table-cell/>
          <table:covered-table-cell table:style-name="Tabla1.E1"/>
          <table:covered-table-cell table:style-name="Tabla1.E1"/>
          <table:covered-table-cell table:style-name="Tabla1.E1"/>
        </table:table-row>
        <table:table-row table:style-name="Tabla1.4">
          <table:table-cell table:style-name="Tabla1.E1" office:value-type="string">
            <text:p text:style-name="P57" loext:marker-style-name="T3"><text:span text:style-name="T3">PRÁCTICA Nº:</text:span><text:span text:style-name="T3"/></text:p>
          </table:table-cell>
          <table:table-cell table:style-name="Tabla1.E1" office:value-type="string">
            <text:p text:style-name="P58" loext:marker-style-name="T3"><text:span text:style-name="T3">E2</text:span><text:span text:style-name="T3"/></text:p>
          </table:table-cell>
          <table:covered-table-cell table:style-name="Tabla1.C4"/>
          <table:covered-table-cell/>
          <table:covered-table-cell table:style-name="Tabla1.C4"/>
          <table:covered-table-cell table:style-name="Tabla1.E1"/>
          <table:covered-table-cell table:style-name="Tabla1.E1"/>
        </table:table-row>
        <table:table-row table:style-name="Tabla1.7">
          <table:table-cell table:style-name="Tabla1.A1" table:number-columns-spanned="7" office:value-type="string">
            <text:p text:style-name="P27" loext:marker-style-name="T10"><text:span text:style-name="T9">DENOMINACIÓN:</text:span><text:span text:style-name="T10"> ESTRUCTURA BÁSICA DE UNA PÁGINA WE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1" table:number-columns-spanned="7" office:value-type="string">
            <text:p text:style-name="P28" loext:marker-style-name="T1"><text:span text:style-name="T6">DESCRIPCIÓN</text:span><text:span text:style-name="T6"/></text:p>
            <text:p text:style-name="P28" loext:marker-style-name="T4"><text:span text:style-name="T4">Se propone la aplicación de estilos a la estructura en html construida en la Prueba Evaluable 1, según las siguientes especificaciones:</text:span><text:span text:style-name="T4"/></text:p>
            <text:p text:style-name="P24" loext:marker-style-name="T1"/>
            <text:list xml:id="list967192255" text:style-name="WWNum40">
              <text:list-item>
                <text:p text:style-name="P29" loext:marker-style-name="T4"><text:span text:style-name="T4">Crear documento en CSS3 (estilos.css).</text:span><text:span text:style-name="T4"/></text:p>
              </text:list-item>
              <text:list-item>
                <text:p text:style-name="P29" loext:marker-style-name="T4"><text:span text:style-name="T4">Incluir la cabecera básica para los archivos en HTML.</text:span><text:span text:style-name="T4"/></text:p>
                <text:list>
                  <text:list-item>
                    <text:p text:style-name="P29" loext:marker-style-name="T4"><text:span text:style-name="T4">Link al archivo css</text:span><text:span text:style-name="T4"/></text:p>
                  </text:list-item>
                </text:list>
              </text:list-item>
              <text:list-item>
                <text:p text:style-name="P29" loext:marker-style-name="T4"><text:span text:style-name="T4">Dar estilos para señalar las partes de la página web.</text:span><text:span text:style-name="T4"/></text:p>
                <text:list>
                  <text:list-item>
                    <text:p text:style-name="P29" loext:marker-style-name="T4"><text:span text:style-name="T4">Cuerpo color de fondo #51D3F5</text:span><text:span text:style-name="T4"/></text:p>
                  </text:list-item>
                  <text:list-item>
                    <text:p text:style-name="P29" loext:marker-style-name="T4"><text:span text:style-name="T4">Encabezado color de fondo #3E77DE</text:span><text:span text:style-name="T4"/></text:p>
                  </text:list-item>
                  <text:list-item>
                    <text:p text:style-name="P29" loext:marker-style-name="T4"><text:span text:style-name="T4">Pie color de fondo #3E77DE</text:span><text:span text:style-name="T4"/></text:p>
                  </text:list-item>
                </text:list>
              </text:list-item>
              <text:list-item>
                <text:p text:style-name="P29" loext:marker-style-name="T4"><text:span text:style-name="T4">Documentar de cada una de las partes.</text:span><text:span text:style-name="T4"/></text:p>
              </text:list-item>
              <text:list-item>
                <text:p text:style-name="P29" loext:marker-style-name="T4"><text:span text:style-name="T4">Aplicar estilos a los siguientes elementos:</text:span><text:span text:style-name="T4"/></text:p>
                <text:list>
                  <text:list-item>
                    <text:p text:style-name="P29" loext:marker-style-name="T4"><text:span text:style-name="T4">3 secciones:</text:span><text:span text:style-name="T4"/></text:p>
                    <text:list>
                      <text:list-item>
                        <text:p text:style-name="P29" loext:marker-style-name="T4"><text:span text:style-name="T4">En la primera sección:</text:span><text:span text:style-name="T4"/></text:p>
                        <text:list>
                          <text:list-item>
                            <text:p text:style-name="P29" loext:marker-style-name="T4"><text:span text:style-name="T4">Un video</text:span><text:span text:style-name="T4"/></text:p>
                            <text:list>
                              <text:list-item>
                                <text:p text:style-name="P29" loext:marker-style-name="T4"><text:span text:style-name="T4">Bordes redondeados al 10%</text:span><text:span text:style-name="T4"/></text:p>
                              </text:list-item>
                              <text:list-item>
                                <text:p text:style-name="P29" loext:marker-style-name="T4"><text:span text:style-name="T4">Centrado</text:span><text:span text:style-name="T4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9" loext:marker-style-name="T4"><text:span text:style-name="T4">En la segunda sección:</text:span><text:span text:style-name="T4"/></text:p>
                        <text:list>
                          <text:list-item>
                            <text:p text:style-name="P29" loext:marker-style-name="T4"><text:span text:style-name="T4">Un texto destacado (h2) </text:span><text:span text:style-name="T4"/></text:p>
                            <text:list>
                              <text:list-item>
                                <text:p text:style-name="P29" loext:marker-style-name="T4"><text:span text:style-name="T4">color #000000</text:span><text:span text:style-name="T4"/></text:p>
                              </text:list-item>
                              <text:list-item>
                                <text:p text:style-name="P29" loext:marker-style-name="T4"><text:span text:style-name="T4">Centrado</text:span><text:span text:style-name="T4"/></text:p>
                              </text:list-item>
                            </text:list>
                          </text:list-item>
                          <text:list-item>
                            <text:p text:style-name="P29" loext:marker-style-name="T4"><text:span text:style-name="T4">Un párrafo </text:span><text:span text:style-name="T4"/></text:p>
                            <text:list>
                              <text:list-item>
                                <text:p text:style-name="P29" loext:marker-style-name="T4"><text:span text:style-name="T4">color #282907</text:span><text:span text:style-name="T4"/></text:p>
                              </text:list-item>
                              <text:list-item>
                                <text:p text:style-name="P29" loext:marker-style-name="T4"><text:span text:style-name="T4">Centrado</text:span><text:span text:style-name="T4"/></text:p>
                              </text:list-item>
                            </text:list>
                          </text:list-item>
                          <text:list-item>
                            <text:p text:style-name="P29" loext:marker-style-name="T4"><text:span text:style-name="T4">Una imagen </text:span><text:span text:style-name="T4"/></text:p>
                            <text:list>
                              <text:list-item>
                                <text:p text:style-name="P29" loext:marker-style-name="T4"><text:span text:style-name="T4">Centrada</text:span><text:span text:style-name="T4"/></text:p>
                              </text:list-item>
                              <text:list-item>
                                <text:p text:style-name="P29" loext:marker-style-name="T4"><text:span text:style-name="T4">Bordes redondeados al 10%</text:span><text:span text:style-name="T4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9" loext:marker-style-name="T4"><text:span text:style-name="T4">En la tercera sección:</text:span><text:span text:style-name="T4"/></text:p>
                        <text:list>
                          <text:list-item>
                            <text:p text:style-name="P29" loext:marker-style-name="T4"><text:span text:style-name="T4">Un mapa de Gran Canaria de medidas 550 x 550</text:span><text:span text:style-name="T4"/></text:p>
                            <text:list>
                              <text:list-item>
                                <text:p text:style-name="P29" loext:marker-style-name="T4"><text:span text:style-name="T4">Bordes redondeados 15%</text:span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 loext:marker-style-name="T4"><text:span text:style-name="T4">Incluir en el pie de la página una imagen con un enlace a https://fuerteventura2000.com/</text:span><text:span text:style-name="T4"/></text:p>
              </text:list-item>
            </text:list>
            <text:p text:style-name="P25" loext:marker-style-name="T4"/>
            <text:p text:style-name="P30" loext:marker-style-name="T4"><text:span text:style-name="T4">La práctica se realizará de manera individual. </text:span><text:span text:style-name="T4"/></text:p>
            <text:p text:style-name="P25" loext:marker-style-name="T4"><text:soft-page-break/></text:p>
            <text:p text:style-name="P30" loext:marker-style-name="T1"><text:span text:style-name="T6">MEDIOS PARA SU REALIZACIÓN</text:span><text:span text:style-name="T6"/></text:p>
            <text:list xml:id="list184111688874382" text:continue-numbering="true" text:style-name="WWNum40">
              <text:list-item>
                <text:p text:style-name="P29" loext:marker-style-name="T3"><text:span text:style-name="T3">Equipo informático.</text:span><text:span text:style-name="T3"/></text:p>
              </text:list-item>
              <text:list-item>
                <text:p text:style-name="P29" loext:marker-style-name="T3"><text:span text:style-name="T3">Aplicación Visual Code Studio instalada en el equipo.</text:span><text:span text:style-name="T3"/></text:p>
              </text:list-item>
              <text:list-item>
                <text:p text:style-name="P29" loext:marker-style-name="T3"><text:span text:style-name="T3">Navegadores actualizados</text:span><text:span text:style-name="T3"/></text:p>
              </text:list-item>
            </text:list>
            <text:p text:style-name="P26" loext:marker-style-name="T3"/>
            <text:p text:style-name="P9" loext:marker-style-name="T17"><text:span text:style-name="T17">PAUTAS DE ACTUACIÓN DEL FORMADOR</text:span><text:span text:style-name="T17"/></text:p>
            <text:p text:style-name="P10" loext:marker-style-name="T8"><text:span text:style-name="T16"><text:s/></text:span><text:span text:style-name="T8">Al inicio de la práctica, que se desarrollará de manera individual por cada uno de los alumnos, el formador/a realizará las siguientes actuaciones: </text:span></text:p>
            <text:p text:style-name="P10" loext:marker-style-name="T4"><text:span text:style-name="T4">- Fijará los objetivos de la práctica. </text:span><text:span text:style-name="T4"/></text:p>
            <text:p text:style-name="P10" loext:marker-style-name="T4"><text:span text:style-name="T4">- Aportará las instrucciones necesarias a los alumnos/as para la realización de la misma, haciendo hincapié en aquellos aspectos más relevantes. </text:span><text:span text:style-name="T4"/></text:p>
            <text:p text:style-name="P10" loext:marker-style-name="T4"><text:span text:style-name="T4">- Facilitará a cada alumno/a la documentación necesaria para el desarrollo de la práctica. </text:span><text:span text:style-name="T4"/></text:p>
            <text:p text:style-name="P10" loext:marker-style-name="T4"><text:span text:style-name="T4">- Resolverá las dudas que se planteen durante el transcurso de la práctica, con objeto de que el alumnado aprenda y pueda concluir la realización de la misma. </text:span><text:span text:style-name="T4"/></text:p>
            <text:p text:style-name="P10" loext:marker-style-name="T4"><text:span text:style-name="T4">Durante la realización de la práctica el formador/a supervisará el desarrollo de esta para evaluar tanto los procedimientos como el resultado final. </text:span><text:span text:style-name="T4"/></text:p>
            <text:p text:style-name="P54" loext:marker-style-name="T3"><text:span text:style-name="T4">Al finalizar la práctica el formador examinará el desarrollo que han realizado los/as alumnos/as, proponiendo las medidas de corrección, en caso necesario.</text:span><text:span text:style-name="T4"/></text:p>
            <text:p text:style-name="P8" loext:marker-style-name="T16"><text:span text:style-name="T16">ESPECIFICACIONES PARA LA EVALUACIÓN DE LA PRÁCTICA</text:span><text:span text:style-name="T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E1" table:number-columns-spanned="3" office:value-type="string">
            <text:p text:style-name="P8" loext:marker-style-name="T16"><text:span text:style-name="T18">Resultados a comprobar</text:span><text:span text:style-name="T18"/></text:p>
          </table:table-cell>
          <table:covered-table-cell/>
          <table:covered-table-cell/>
          <table:table-cell table:style-name="Tabla1.E1" table:number-columns-spanned="4" office:value-type="string">
            <text:p text:style-name="P8" loext:marker-style-name="T16"><text:span text:style-name="T18">Indicadores de logro</text:span><text:span text:style-name="T18"/>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E1" table:number-rows-spanned="2" table:number-columns-spanned="3" office:value-type="string">
            <text:list xml:id="list1336959537" text:style-name="WWNum41">
              <text:list-item>
                <text:p text:style-name="P13" loext:marker-style-name="T3"><text:span text:style-name="T3">Enuncia características generales referentes a «hojas de estilo» para ser aplicados en los documentos a elaborar según el diseño especificado.</text:span><text:span text:style-name="T3"/></text:p>
              </text:list-item>
            </text:list>
            <text:p text:style-name="P55" loext:marker-style-name="T3"><text:span text:style-name="T14">Conforme el criterio de evaluación</text:span><text:span text:style-name="T3"> CE 1.5</text:span></text:p>
          </table:table-cell>
          <table:covered-table-cell/>
          <table:covered-table-cell/>
          <table:table-cell table:style-name="Tabla1.E1" table:number-columns-spanned="4" office:value-type="string">
            <text:list text:style-name="WWNum37">
              <text:list-item>
                <text:list>
                  <text:list-item>
                    <text:p text:style-name="P14" loext:marker-style-name="T3"><text:span text:style-name="T3">Enuncia características generales referentes a «hojas de estilo»</text:span><text:span text:style-name="T3"/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1">
          <table:covered-table-cell table:style-name="Tabla1.E1"/>
          <table:covered-table-cell/>
          <table:covered-table-cell/>
          <table:table-cell table:style-name="Tabla1.E1" table:number-columns-spanned="4" office:value-type="string">
            <text:p text:style-name="P59" loext:marker-style-name="T3"><text:span text:style-name="T3">1.2 Aplica características generales referentes a «hojas de estilo»</text:span><text:span text:style-name="T3"/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E1" table:number-rows-spanned="2" table:number-columns-spanned="3" office:value-type="string">
            <text:list xml:id="list184112899781572" text:continue-list="list1336959537" text:style-name="WWNum41">
              <text:list-item>
                <text:p text:style-name="P15" loext:marker-style-name="T3"><text:span text:style-name="T3">Usa marcas para proporcionar diferentes estilos a los documentos desarrollados según el diseño especificado.</text:span><text:span text:style-name="T3"/></text:p>
              </text:list-item>
            </text:list>
            <text:p text:style-name="P60" loext:marker-style-name="T3"><text:span text:style-name="T14">Conforme el criterio de evaluación</text:span><text:span text:style-name="T3"> CE 1.6</text:span></text:p>
            <text:p text:style-name="P44" loext:marker-style-name="T3"/>
          </table:table-cell>
          <table:covered-table-cell/>
          <table:covered-table-cell/>
          <table:table-cell table:style-name="Tabla1.E1" table:number-columns-spanned="4" office:value-type="string">
            <text:p text:style-name="P59" loext:marker-style-name="T3"><text:span text:style-name="T3">2.1 Usa marcas para proporcionar diferentes estilos a los documentos desarrollados</text:span><text:span text:style-name="T3"/></text:p>
          </table:table-cell>
          <table:covered-table-cell/>
          <table:covered-table-cell/>
          <table:covered-table-cell/>
        </table:table-row>
        <table:table-row table:style-name="Tabla1.13">
          <table:covered-table-cell table:style-name="Tabla1.E1"/>
          <table:covered-table-cell/>
          <table:covered-table-cell/>
          <table:table-cell table:style-name="Tabla1.E1" table:number-columns-spanned="4" office:value-type="string">
            <text:p text:style-name="P59" loext:marker-style-name="T3"><text:span text:style-name="T3">2.2 Comenta las marcas para proporcionar diferentes estilos a los documentos desarrollados</text:span><text:span text:style-name="T3"/>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E1" table:number-rows-spanned="2" table:number-columns-spanned="3" office:value-type="string">
            <text:list xml:id="list184112840803185" text:continue-numbering="true" text:style-name="WWNum41">
              <text:list-item>
                <text:p text:style-name="P15" loext:marker-style-name="T3"><text:span text:style-name="T3">Construye documentos utilizando lenguajes de marcas para permitir al usuario el uso de dispositivos móviles y medios específicos de accesibilidad.</text:span><text:span text:style-name="T3"/></text:p>
              </text:list-item>
            </text:list>
            <text:p text:style-name="P59" loext:marker-style-name="T3"><text:span text:style-name="T3">Conforme el criterio de evaluación CE 1.7</text:span><text:span text:style-name="T3"/></text:p>
          </table:table-cell>
          <table:covered-table-cell/>
          <table:covered-table-cell/>
          <table:table-cell table:style-name="Tabla1.E1" table:number-columns-spanned="4" office:value-type="string">
            <text:p text:style-name="P59" loext:marker-style-name="T3"><text:span text:style-name="T3">3.1 Construye documentos utilizando lenguajes de marcas para permitir al usuario el uso de dispositivos móviles</text:span><text:span text:style-name="T3"/></text:p>
          </table:table-cell>
          <table:covered-table-cell/>
          <table:covered-table-cell/>
          <table:covered-table-cell/>
        </table:table-row>
        <table:table-row table:style-name="Tabla1.15">
          <table:covered-table-cell table:style-name="Tabla1.E1"/>
          <table:covered-table-cell/>
          <table:covered-table-cell/>
          <table:table-cell table:style-name="Tabla1.E1" table:number-columns-spanned="4" office:value-type="string">
            <text:p text:style-name="P59" loext:marker-style-name="T3"><text:span text:style-name="T3">3.2 Construye documentos utilizando lenguajes de marcas con</text:span><text:span text:style-name="T19"> </text:span><text:span text:style-name="T3">medios específicos de accesibilidad</text:span></text:p>
          </table:table-cell>
          <table:covered-table-cell/>
          <table:covered-table-cell/>
          <table:covered-table-cell/>
        </table:table-row>
      </table:table>
      <text:p text:style-name="P38" loext:marker-style-name="T6"/>
      <text:p text:style-name="P61" loext:marker-style-name="T6"><text:span text:style-name="T6">Sistema de valoración </text:span><text:span text:style-name="T6"/></text:p>
      <text:p text:style-name="P36" loext:marker-style-name="T3"/>
      <text:p text:style-name="P62" loext:marker-style-name="T7"><text:span text:style-name="T7">Definición de indicadores y escalas de medida </text:span><text:span text:style-name="T7"/></text:p>
      <text:p text:style-name="P63" loext:marker-style-name="T3"><text:span text:style-name="T3">Los indicadores que se van a establecer, será una hoja de chequeo, sistema de valoración, que complementa a este documento, donde se evalúan todos los resultados a comprobar (tareas). En este documento, se establecerán a su vez los indicadores de logro que se han de tener en cuenta, para conseguir los resultados a comprobar.</text:span><text:span text:style-name="T3"/></text:p>
      <text:p text:style-name="P37" loext:marker-style-name="T3"/>
      <text:p text:style-name="P64" loext:marker-style-name="T7"><text:span text:style-name="T7">Mínimo exigible </text:span><text:span text:style-name="T7"/></text:p>
      <text:p text:style-name="P63" loext:marker-style-name="T20"><text:span text:style-name="T3">El mínim</text:span><text:span text:style-name="T20">o exigible para la superación de la práctica es de 50 puntos sobre 100 puntos</text:span></text:p>
      <text:p text:style-name="P65" loext:marker-style-name="T21"><text:soft-page-break/><text:span text:style-name="T21">SUPUESTO PRÁCTICO</text:span><text:span text:style-name="T21"/></text:p>
      <text:p text:style-name="P68" loext:marker-style-name="T22"/>
      <text:p text:style-name="P19" loext:marker-style-name="T4"><text:span text:style-name="T4">Se propone la aplicación de estilos a la estructura en html construida en la Prueba Evaluable 1, según las siguientes especificaciones:</text:span><text:span text:style-name="T4"/></text:p>
      <text:p text:style-name="P22" loext:marker-style-name="T1"/>
      <text:list xml:id="list184112350110809" text:continue-list="list184111688874382" text:style-name="WWNum40">
        <text:list-item>
          <text:p text:style-name="P20" loext:marker-style-name="T4"><text:span text:style-name="T4">Crear documento en CSS3 (estilos.css).</text:span><text:span text:style-name="T4"/></text:p>
        </text:list-item>
        <text:list-item>
          <text:p text:style-name="P20" loext:marker-style-name="T4"><text:span text:style-name="T4">Incluir la cabecera básica para los archivos en HTML.</text:span><text:span text:style-name="T4"/></text:p>
          <text:list>
            <text:list-item>
              <text:p text:style-name="P20" loext:marker-style-name="T4"><text:span text:style-name="T4">Link al archivo css</text:span><text:span text:style-name="T4"/></text:p>
            </text:list-item>
          </text:list>
        </text:list-item>
        <text:list-item>
          <text:p text:style-name="P20" loext:marker-style-name="T4"><text:span text:style-name="T4">Dar estilos para señalar las partes de la página web.</text:span><text:span text:style-name="T4"/></text:p>
          <text:list>
            <text:list-item>
              <text:p text:style-name="P20" loext:marker-style-name="T4"><text:span text:style-name="T4">Cuerpo color de fondo #51D3F5</text:span><text:span text:style-name="T4"/></text:p>
            </text:list-item>
            <text:list-item>
              <text:p text:style-name="P20" loext:marker-style-name="T4"><text:span text:style-name="T4">Encabezado color de fondo #3E77DE</text:span><text:span text:style-name="T4"/></text:p>
            </text:list-item>
            <text:list-item>
              <text:p text:style-name="P20" loext:marker-style-name="T4"><text:span text:style-name="T4">Pie color de fondo #3E77DE</text:span><text:span text:style-name="T4"/></text:p>
            </text:list-item>
          </text:list>
        </text:list-item>
        <text:list-item>
          <text:p text:style-name="P20" loext:marker-style-name="T4"><text:span text:style-name="T4">Documentar de cada una de las partes.</text:span><text:span text:style-name="T4"/></text:p>
        </text:list-item>
        <text:list-item>
          <text:p text:style-name="P20" loext:marker-style-name="T4"><text:span text:style-name="T4">Aplicar estilos a los siguientes elementos:</text:span><text:span text:style-name="T4"/></text:p>
          <text:list>
            <text:list-item>
              <text:p text:style-name="P20" loext:marker-style-name="T4"><text:span text:style-name="T4">3 secciones:</text:span><text:span text:style-name="T4"/></text:p>
              <text:list>
                <text:list-item>
                  <text:p text:style-name="P20" loext:marker-style-name="T4"><text:span text:style-name="T4">En la primera sección:</text:span><text:span text:style-name="T4"/></text:p>
                  <text:list>
                    <text:list-item>
                      <text:p text:style-name="P20" loext:marker-style-name="T4"><text:span text:style-name="T4">Un video</text:span><text:span text:style-name="T4"/></text:p>
                      <text:list>
                        <text:list-item>
                          <text:p text:style-name="P20" loext:marker-style-name="T4"><text:span text:style-name="T4">Bordes redondeados al 10%</text:span><text:span text:style-name="T4"/></text:p>
                        </text:list-item>
                        <text:list-item>
                          <text:p text:style-name="P20" loext:marker-style-name="T4"><text:span text:style-name="T4">Centrado</text:span><text:span text:style-name="T4"/></text:p>
                        </text:list-item>
                      </text:list>
                    </text:list-item>
                  </text:list>
                </text:list-item>
                <text:list-item>
                  <text:p text:style-name="P20" loext:marker-style-name="T4"><text:span text:style-name="T4">En la segunda sección:</text:span><text:span text:style-name="T4"/></text:p>
                  <text:list>
                    <text:list-item>
                      <text:p text:style-name="P20" loext:marker-style-name="T4"><text:span text:style-name="T4">Un texto destacado (h2) </text:span><text:span text:style-name="T4"/></text:p>
                      <text:list>
                        <text:list-item>
                          <text:p text:style-name="P20" loext:marker-style-name="T4"><text:span text:style-name="T4">color #000000</text:span><text:span text:style-name="T4"/></text:p>
                        </text:list-item>
                        <text:list-item>
                          <text:p text:style-name="P20" loext:marker-style-name="T4"><text:span text:style-name="T4">Centrado</text:span><text:span text:style-name="T4"/></text:p>
                        </text:list-item>
                      </text:list>
                    </text:list-item>
                    <text:list-item>
                      <text:p text:style-name="P20" loext:marker-style-name="T4"><text:span text:style-name="T4">Un párrafo </text:span><text:span text:style-name="T4"/></text:p>
                      <text:list>
                        <text:list-item>
                          <text:p text:style-name="P20" loext:marker-style-name="T4"><text:span text:style-name="T4">color #282907</text:span><text:span text:style-name="T4"/></text:p>
                        </text:list-item>
                        <text:list-item>
                          <text:p text:style-name="P20" loext:marker-style-name="T4"><text:span text:style-name="T4">Centrado</text:span><text:span text:style-name="T4"/></text:p>
                        </text:list-item>
                      </text:list>
                    </text:list-item>
                    <text:list-item>
                      <text:p text:style-name="P20" loext:marker-style-name="T4"><text:span text:style-name="T4">Una imagen </text:span><text:span text:style-name="T4"/></text:p>
                      <text:list>
                        <text:list-item>
                          <text:p text:style-name="P20" loext:marker-style-name="T4"><text:span text:style-name="T4">Centrada</text:span><text:span text:style-name="T4"/></text:p>
                        </text:list-item>
                        <text:list-item>
                          <text:p text:style-name="P20" loext:marker-style-name="T4"><text:span text:style-name="T4">Bordes redondeados al 10%</text:span><text:span text:style-name="T4"/></text:p>
                        </text:list-item>
                      </text:list>
                    </text:list-item>
                  </text:list>
                </text:list-item>
                <text:list-item>
                  <text:p text:style-name="P20" loext:marker-style-name="T4"><text:span text:style-name="T4">En la tercera sección:</text:span><text:span text:style-name="T4"/></text:p>
                  <text:list>
                    <text:list-item>
                      <text:p text:style-name="P20" loext:marker-style-name="T4"><text:span text:style-name="T4">Un mapa de Gran Canaria de medidas 550 x 550</text:span><text:span text:style-name="T4"/></text:p>
                      <text:list>
                        <text:list-item>
                          <text:p text:style-name="P20" loext:marker-style-name="T4"><text:span text:style-name="T4">Bordes redondeados 15%</text:span><text:span text:style-name="T4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 loext:marker-style-name="T4"><text:span text:style-name="T4">Incluir en el pie de la página una imagen con un enlace a https://fuerteventura2000.com/</text:span><text:span text:style-name="T4"/></text:p>
        </text:list-item>
      </text:list>
      <text:p text:style-name="P23" loext:marker-style-name="T4"/>
      <text:p text:style-name="P21" loext:marker-style-name="T4"><text:span text:style-name="T4">La práctica se realizará de manera individual. </text:span><text:span text:style-name="T4"/></text:p>
      <text:p text:style-name="P87" loext:marker-style-name="T11"/>
      <text:p text:style-name="P45" loext:marker-style-name="T12"/>
      <text:p text:style-name="P88" loext:marker-style-name="T11"><text:span text:style-name="T11">Ejemplo:</text:span><text:span text:style-name="T11"/></text:p>
      <text:p text:style-name="P87" loext:marker-style-name="T11"/>
      <text:p text:style-name="P72" loext:marker-style-name="T26"><text:span text:style-name="T24">*</text:span><text:span text:style-name="T26">{</text:span></text:p>
      <text:p text:style-name="P72" loext:marker-style-name="T26"><text:span text:style-name="T26"> </text:span><text:span text:style-name="T28">margin</text:span><text:span text:style-name="T26">:</text:span><text:span text:style-name="T30">0</text:span><text:span text:style-name="T26">; </text:span></text:p>
      <text:p text:style-name="P72" loext:marker-style-name="T26"><text:span text:style-name="T26"> </text:span><text:span text:style-name="T28">padding</text:span><text:span text:style-name="T26">:</text:span><text:span text:style-name="T30">0</text:span><text:span text:style-name="T26">;</text:span></text:p>
      <text:p text:style-name="P72" loext:marker-style-name="T26"><text:span text:style-name="T26">}</text:span><text:span text:style-name="T26"/></text:p>
      <text:p text:style-name="P75" loext:marker-style-name="T26"/>
      <text:p text:style-name="P72" loext:marker-style-name="T26"><text:span text:style-name="T33">body</text:span><text:span text:style-name="T26"/></text:p>
      <text:p text:style-name="P72" loext:marker-style-name="T26"><text:span text:style-name="T26">{</text:span><text:span text:style-name="T26"/></text:p>
      <text:p text:style-name="P72" loext:marker-style-name="T26"><text:span text:style-name="T26">  </text:span><text:span text:style-name="T28">background</text:span><text:span text:style-name="T26">: </text:span><text:span text:style-name="T35">#66001f</text:span><text:span text:style-name="T26">;  </text:span></text:p>
      <text:p text:style-name="P72" loext:marker-style-name="T26"><text:span text:style-name="T26">}</text:span><text:span text:style-name="T26"/></text:p>
      <text:p text:style-name="P75" loext:marker-style-name="T26"/>
      <text:p text:style-name="P68" loext:marker-style-name="T22"/>
      <text:p text:style-name="P69" loext:marker-style-name="T22"/>
      <text:p text:style-name="P70" loext:marker-style-name="T22">Archivo HTML:</text:p>
      <text:p text:style-name="P77" loext:marker-style-name="T22"><text:span text:style-name="T41">&lt;!</text:span><text:span text:style-name="T23">DOCTYPE</text:span> <text:span text:style-name="T27">html</text:span><text:span text:style-name="T41">&gt;</text:span></text:p>
      <text:p text:style-name="P76" loext:marker-style-name="T22"><text:span text:style-name="T41">&lt;</text:span><text:span text:style-name="T23">html</text:span> <text:span text:style-name="T27">lang</text:span>=<text:span text:style-name="T34">"es"</text:span><text:span text:style-name="T41">&gt;</text:span></text:p>
      <text:p text:style-name="P76" loext:marker-style-name="T22"><text:span text:style-name="T41">&lt;</text:span><text:span text:style-name="T23">head</text:span><text:span text:style-name="T41">&gt;</text:span></text:p>
      <text:p text:style-name="P78" loext:marker-style-name="T22">    <text:span text:style-name="T42">&lt;</text:span><text:span text:style-name="T25">meta</text:span><text:span text:style-name="T43"> </text:span><text:span text:style-name="T29">charset</text:span><text:span text:style-name="T43">=</text:span><text:span text:style-name="T36">"UTF-8"</text:span><text:span text:style-name="T42">&gt;</text:span></text:p>
      <text:p text:style-name="P78" loext:marker-style-name="T22">    <text:span text:style-name="T42">&lt;</text:span><text:span text:style-name="T25">meta</text:span><text:span text:style-name="T43"> </text:span><text:span text:style-name="T29">name</text:span><text:span text:style-name="T43">=</text:span><text:span text:style-name="T36">"viewport"</text:span><text:span text:style-name="T43"> </text:span><text:span text:style-name="T29">content</text:span><text:span text:style-name="T43">=</text:span><text:span text:style-name="T36">"width=device-width, initial-scale=1.0"</text:span><text:span text:style-name="T42">&gt;</text:span></text:p>
      <text:p text:style-name="P78" loext:marker-style-name="T22">    <text:span text:style-name="T44">&lt;!-- Link de estilos --&gt;</text:span></text:p>
      <text:p text:style-name="P78" loext:marker-style-name="T22">    <text:span text:style-name="T42">&lt;</text:span><text:span text:style-name="T25">link</text:span><text:span text:style-name="T43"> </text:span><text:span text:style-name="T29">rel</text:span><text:span text:style-name="T43">=</text:span><text:span text:style-name="T36">"stylesheet"</text:span><text:span text:style-name="T43"> </text:span><text:span text:style-name="T29">href</text:span><text:span text:style-name="T43">=</text:span><text:span text:style-name="T36">"../E2 UF1841/estilos.css"</text:span><text:span text:style-name="T42">&gt;</text:span></text:p>
      <text:p text:style-name="P78" loext:marker-style-name="T22">    <text:span text:style-name="T42">&lt;</text:span><text:span text:style-name="T25">title</text:span><text:span text:style-name="T42">&gt;</text:span><text:span text:style-name="T43">E2 UF 1841 Daniel</text:span><text:span text:style-name="T42">&lt;/</text:span><text:span text:style-name="T25">title</text:span><text:span text:style-name="T42">&gt;</text:span></text:p>
      <text:p text:style-name="P76" loext:marker-style-name="T22"><text:span text:style-name="T41">&lt;/</text:span><text:span text:style-name="T23">head</text:span><text:span text:style-name="T41">&gt;</text:span></text:p>
      <text:p text:style-name="P85" loext:marker-style-name="T22">&lt;!-- Aquí empieza el cuerpo de la web --&gt;</text:p>
      <text:p text:style-name="P76" loext:marker-style-name="T22"><text:span text:style-name="T41">&lt;</text:span><text:span text:style-name="T23">body</text:span><text:span text:style-name="T41">&gt;</text:span></text:p>
      <text:p text:style-name="P78" loext:marker-style-name="T22">    <text:span text:style-name="T44">&lt;!-- Cabecera de la web --&gt;</text:span></text:p>
      <text:p text:style-name="P78" loext:marker-style-name="T22">    <text:span text:style-name="T42">&lt;</text:span><text:span text:style-name="T25">header</text:span><text:span text:style-name="T42">&gt;</text:span></text:p>
      <text:p text:style-name="P73" loext:marker-style-name="T22"/>
      <text:p text:style-name="P78" loext:marker-style-name="T22">    <text:span text:style-name="T42">&lt;/</text:span><text:span text:style-name="T25">header</text:span><text:span text:style-name="T42">&gt;</text:span></text:p>
      <text:p text:style-name="P78" loext:marker-style-name="T22">    <text:span text:style-name="T44">&lt;!-- Parte principal de la web --&gt;</text:span></text:p>
      <text:p text:style-name="P78" loext:marker-style-name="T22">    <text:span text:style-name="T44">&lt;!-- 1ª Sección --&gt;</text:span></text:p>
      <text:p text:style-name="P78" loext:marker-style-name="T22">    <text:span text:style-name="T42">&lt;</text:span><text:span text:style-name="T25">section</text:span><text:span text:style-name="T43"> </text:span><text:span text:style-name="T29">class</text:span><text:span text:style-name="T43">=</text:span><text:span text:style-name="T36">"video"</text:span><text:span text:style-name="T42">&gt;</text:span></text:p>
      <text:p text:style-name="P78" loext:marker-style-name="T22">        <text:span text:style-name="T42">&lt;</text:span><text:span text:style-name="T25">video</text:span><text:span text:style-name="T43"> </text:span><text:span text:style-name="T29">src</text:span><text:span text:style-name="T43">=</text:span><text:span text:style-name="T36">"../../MEDIA/MF0950_2-7.mp4"</text:span><text:span text:style-name="T43"> </text:span><text:span text:style-name="T29">type</text:span><text:span text:style-name="T43">=</text:span><text:span text:style-name="T36">"video/mp4"</text:span><text:span text:style-name="T43"> </text:span><text:span text:style-name="T29">controls</text:span><text:span text:style-name="T42">&gt;&lt;/</text:span><text:span text:style-name="T25">video</text:span><text:span text:style-name="T42">&gt;</text:span></text:p>
      <text:p text:style-name="P78" loext:marker-style-name="T22">    <text:span text:style-name="T42">&lt;/</text:span><text:span text:style-name="T25">section</text:span><text:span text:style-name="T42">&gt;</text:span></text:p>
      <text:p text:style-name="P78" loext:marker-style-name="T22">    <text:span text:style-name="T44">&lt;!-- 2ª Sección --&gt;</text:span></text:p>
      <text:p text:style-name="P78" loext:marker-style-name="T22">    <text:span text:style-name="T42">&lt;</text:span><text:span text:style-name="T25">section</text:span><text:span text:style-name="T43"> </text:span><text:span text:style-name="T29">class</text:span><text:span text:style-name="T43">=</text:span><text:span text:style-name="T36">"principal"</text:span><text:span text:style-name="T42">&gt;</text:span></text:p>
      <text:p text:style-name="P78" loext:marker-style-name="T22">        <text:span text:style-name="T42">&lt;</text:span><text:span text:style-name="T25">h2</text:span><text:span text:style-name="T42">&gt;</text:span><text:span text:style-name="T43">ESTE ES EL TEXTO DESTACADO</text:span><text:span text:style-name="T42">&lt;/</text:span><text:span text:style-name="T25">h2</text:span><text:span text:style-name="T42">&gt;</text:span></text:p>
      <text:p text:style-name="P78" loext:marker-style-name="T22">        <text:span text:style-name="T42">&lt;</text:span><text:span text:style-name="T25">p</text:span><text:span text:style-name="T42">&gt;</text:span><text:span text:style-name="T43">Lorem ipsum dolor sit amet consectetur, adipisicing elit. Quas at nihil sequi et cum enim vel consectetur iste. Id tempora reprehenderit perspiciatis necessitatibus rerum iusto cupiditate debitis sed eligendi modi!</text:span><text:span text:style-name="T42">&lt;/</text:span><text:span text:style-name="T25">p</text:span><text:span text:style-name="T42">&gt;</text:span></text:p>
      <text:p text:style-name="P78" loext:marker-style-name="T22">        <text:span text:style-name="T42">&lt;</text:span><text:span text:style-name="T25">img</text:span><text:span text:style-name="T43"> </text:span><text:span text:style-name="T29">src</text:span><text:span text:style-name="T43">=</text:span><text:span text:style-name="T36">"../../MEDIA/tree-1280.jpg"</text:span><text:span text:style-name="T43"> </text:span><text:span text:style-name="T29">alt</text:span><text:span text:style-name="T43">=</text:span><text:span text:style-name="T36">""</text:span><text:span text:style-name="T42">&gt;</text:span></text:p>
      <text:p text:style-name="P78" loext:marker-style-name="T22">    <text:span text:style-name="T42">&lt;/</text:span><text:span text:style-name="T25">section</text:span><text:span text:style-name="T42">&gt;</text:span></text:p>
      <text:p text:style-name="P78" loext:marker-style-name="T22">    <text:span text:style-name="T44">&lt;!-- 3ª Sección --&gt;</text:span></text:p>
      <text:p text:style-name="P78" loext:marker-style-name="T22">    <text:span text:style-name="T42">&lt;</text:span><text:span text:style-name="T25">section</text:span><text:span text:style-name="T43"> </text:span><text:span text:style-name="T29">class</text:span><text:span text:style-name="T43">=</text:span><text:span text:style-name="T36">"mapa"</text:span><text:span text:style-name="T42">&gt;</text:span></text:p>
      <text:p text:style-name="P78" loext:marker-style-name="T22">        <text:span text:style-name="T42">&lt;</text:span><text:span text:style-name="T25">iframe</text:span><text:span text:style-name="T43"> </text:span><text:span text:style-name="T29">src</text:span><text:span text:style-name="T43">=</text:span><text:span text:style-name="T36">"https://www.google.com/maps/embed?pb=!1m18!1m12!1m3!1d225547.06507578684!2d-15.761247118668129!3d27.957990874090783!2m3!1f0!2f0!3f0!3m2!1i1024!2i768!4f13.1!3m3!1m2!1s0xc40855504bf07c1%3A0x2ec916c8a5acdb16!2sGran%20Canaria!5e0!3m2!1ses!2ses!4v1688577580247!5m2!1ses!2ses"</text:span><text:span text:style-name="T43"> </text:span><text:span text:style-name="T29">width</text:span><text:span text:style-name="T43">=</text:span><text:span text:style-name="T36">"600"</text:span><text:span text:style-name="T43"> </text:span><text:span text:style-name="T29">height</text:span><text:span text:style-name="T43">=</text:span><text:span text:style-name="T36">"450"</text:span><text:span text:style-name="T43"> </text:span><text:span text:style-name="T29">style</text:span><text:span text:style-name="T43">=</text:span><text:span text:style-name="T36">"border:0;"</text:span><text:span text:style-name="T43"> </text:span><text:span text:style-name="T29">allowfullscreen</text:span><text:span text:style-name="T43">=</text:span><text:span text:style-name="T36">""</text:span><text:span text:style-name="T43"> </text:span><text:span text:style-name="T29">loading</text:span><text:span text:style-name="T43">=</text:span><text:span text:style-name="T36">"lazy"</text:span><text:span text:style-name="T43"> </text:span><text:span text:style-name="T29">referrerpolicy</text:span><text:span text:style-name="T43">=</text:span><text:span text:style-name="T36">"no-referrer-when-downgrade"</text:span><text:span text:style-name="T43"> </text:span><text:span text:style-name="T29">width</text:span><text:span text:style-name="T43">=</text:span><text:span text:style-name="T36">"550px"</text:span><text:span text:style-name="T43"> </text:span><text:span text:style-name="T29">height</text:span><text:span text:style-name="T43">=</text:span><text:span text:style-name="T36">"550px"</text:span><text:span text:style-name="T42">&gt;&lt;/</text:span><text:span text:style-name="T25">iframe</text:span><text:span text:style-name="T42">&gt;</text:span></text:p>
      <text:p text:style-name="P78" loext:marker-style-name="T22">    <text:span text:style-name="T42">&lt;/</text:span><text:span text:style-name="T25">section</text:span><text:span text:style-name="T42">&gt;</text:span></text:p>
      <text:p text:style-name="P73" loext:marker-style-name="T22"/>
      <text:p text:style-name="P78" loext:marker-style-name="T22">    <text:span text:style-name="T44">&lt;!-- Pie de página --&gt;</text:span></text:p>
      <text:p text:style-name="P78" loext:marker-style-name="T22">    <text:span text:style-name="T42">&lt;</text:span><text:span text:style-name="T25">footer</text:span><text:span text:style-name="T42">&gt;</text:span></text:p>
      <text:p text:style-name="P78" loext:marker-style-name="T22">        <text:span text:style-name="T42">&lt;</text:span><text:span text:style-name="T25">a</text:span><text:span text:style-name="T43"> </text:span><text:span text:style-name="T29">href</text:span><text:span text:style-name="T43">=</text:span><text:span text:style-name="T36">"https://fuerteventura2000.com/"</text:span><text:span text:style-name="T43"> </text:span><text:span text:style-name="T29">target</text:span><text:span text:style-name="T43">=</text:span><text:span text:style-name="T36">"_blank"</text:span><text:span text:style-name="T42">&gt;&lt;</text:span><text:span text:style-name="T25">img</text:span><text:span text:style-name="T43"> </text:span><text:span text:style-name="T29">src</text:span><text:span text:style-name="T43">=</text:span><text:span text:style-name="T36">"../../MEDIA/arbol-fuego.jpg"</text:span><text:span text:style-name="T43"> </text:span><text:span text:style-name="T29">alt</text:span><text:span text:style-name="T43">=</text:span><text:span text:style-name="T36">""</text:span><text:span text:style-name="T42">&gt;&lt;/</text:span><text:span text:style-name="T25">a</text:span><text:span text:style-name="T42">&gt;</text:span></text:p>
      <text:p text:style-name="P73" loext:marker-style-name="T22"/>
      <text:p text:style-name="P78" loext:marker-style-name="T22">    <text:span text:style-name="T42">&lt;/</text:span><text:span text:style-name="T25">footer</text:span><text:span text:style-name="T42">&gt;</text:span></text:p>
      <text:p text:style-name="P78" loext:marker-style-name="T22"><text:soft-page-break/>    </text:p>
      <text:p text:style-name="P76" loext:marker-style-name="T22"><text:span text:style-name="T41">&lt;/</text:span><text:span text:style-name="T23">body</text:span><text:span text:style-name="T41">&gt;</text:span></text:p>
      <text:p text:style-name="P76" loext:marker-style-name="T22"><text:span text:style-name="T41">&lt;/</text:span><text:span text:style-name="T23">html</text:span><text:span text:style-name="T41">&gt;</text:span></text:p>
      <text:p text:style-name="P71" loext:marker-style-name="T22"/>
      <text:p text:style-name="P71" loext:marker-style-name="T22"/>
      <text:p text:style-name="P71" loext:marker-style-name="T22">Archivo CSS:</text:p>
      <text:p text:style-name="P86" loext:marker-style-name="T22">/* Importación de Google Fonts de la fuente que usaremos */</text:p>
      <text:p text:style-name="P76" loext:marker-style-name="T22"><text:span text:style-name="T45">@import</text:span> <text:span text:style-name="T46">url</text:span>(<text:span text:style-name="T34">'https://fonts.googleapis.com/css2?family=Roboto:ital,wght@0,100;0,300;0,400;0,500;0,700;0,900;1,100;1,300;1,400;1,500;1,700;1,900&amp;display=swap'</text:span>);</text:p>
      <text:p text:style-name="P85" loext:marker-style-name="T22">/* Estilos generales para todo la web */</text:p>
      <text:p text:style-name="P76" loext:marker-style-name="T22"><text:span text:style-name="T23">*</text:span>{</text:p>
      <text:p text:style-name="P78" loext:marker-style-name="T22">    <text:span text:style-name="T29">margin</text:span><text:span text:style-name="T43">: </text:span><text:span text:style-name="T31">0</text:span><text:span text:style-name="T43">;</text:span></text:p>
      <text:p text:style-name="P78" loext:marker-style-name="T22">    <text:span text:style-name="T29">padding</text:span><text:span text:style-name="T43">: </text:span><text:span text:style-name="T31">0</text:span><text:span text:style-name="T43">;</text:span></text:p>
      <text:p text:style-name="P78" loext:marker-style-name="T22">    <text:span text:style-name="T29">box-sizing</text:span><text:span text:style-name="T43">: </text:span><text:span text:style-name="T36">border-box</text:span><text:span text:style-name="T43">;</text:span></text:p>
      <text:p text:style-name="P78" loext:marker-style-name="T22">    <text:span text:style-name="T29">scroll-behavior</text:span><text:span text:style-name="T43">: </text:span><text:span text:style-name="T36">smooth</text:span><text:span text:style-name="T43">;</text:span></text:p>
      <text:p text:style-name="P76" loext:marker-style-name="T22">}</text:p>
      <text:p text:style-name="P85" loext:marker-style-name="T22">/* Estilos del cuerpo de la página */</text:p>
      <text:p text:style-name="P76" loext:marker-style-name="T22"><text:span text:style-name="T32">body</text:span>{</text:p>
      <text:p text:style-name="P78" loext:marker-style-name="T22">    <text:span text:style-name="T29">font-family</text:span><text:span text:style-name="T43">: </text:span><text:span text:style-name="T36">'Roboto'</text:span><text:span text:style-name="T43">, </text:span><text:span text:style-name="T36">sans-serif</text:span><text:span text:style-name="T43">;</text:span></text:p>
      <text:p text:style-name="P78" loext:marker-style-name="T22">    <text:span text:style-name="T29">background-color</text:span><text:span text:style-name="T43">: </text:span><text:span text:style-name="T36">#51D3F5</text:span><text:span text:style-name="T43">;</text:span></text:p>
      <text:p text:style-name="P76" loext:marker-style-name="T22">}</text:p>
      <text:p text:style-name="P85" loext:marker-style-name="T22">/* Estilos del header */</text:p>
      <text:p text:style-name="P76" loext:marker-style-name="T22"><text:span text:style-name="T32">header</text:span>{</text:p>
      <text:p text:style-name="P78" loext:marker-style-name="T22">    <text:span text:style-name="T29">background-color</text:span><text:span text:style-name="T43">: </text:span><text:span text:style-name="T36">#3E77DE</text:span><text:span text:style-name="T43">;</text:span></text:p>
      <text:p text:style-name="P78" loext:marker-style-name="T22">    <text:span text:style-name="T29">height</text:span><text:span text:style-name="T43">: </text:span><text:span text:style-name="T31">10vh</text:span><text:span text:style-name="T43">;</text:span></text:p>
      <text:p text:style-name="P76" loext:marker-style-name="T22">}</text:p>
      <text:p text:style-name="P85" loext:marker-style-name="T22">/* Estilos de la parte principal de la web */</text:p>
      <text:p text:style-name="P85" loext:marker-style-name="T22">/* 1ª Sección */</text:p>
      <text:p text:style-name="P76" loext:marker-style-name="T22"><text:span text:style-name="T32">.video</text:span>{</text:p>
      <text:p text:style-name="P78" loext:marker-style-name="T22">    <text:span text:style-name="T29">display</text:span><text:span text:style-name="T43">: </text:span><text:span text:style-name="T36">flex</text:span><text:span text:style-name="T43">;</text:span></text:p>
      <text:p text:style-name="P78" loext:marker-style-name="T22">    <text:span text:style-name="T29">flex-direction</text:span><text:span text:style-name="T43">: </text:span><text:span text:style-name="T36">row</text:span><text:span text:style-name="T43">;</text:span></text:p>
      <text:p text:style-name="P78" loext:marker-style-name="T22">    <text:span text:style-name="T29">justify-content</text:span><text:span text:style-name="T43">: </text:span><text:span text:style-name="T36">space-around</text:span><text:span text:style-name="T43">;</text:span></text:p>
      <text:p text:style-name="P76" loext:marker-style-name="T22">}</text:p>
      <text:p text:style-name="P73" loext:marker-style-name="T22"/>
      <text:p text:style-name="P76" loext:marker-style-name="T22"><text:span text:style-name="T32">.video</text:span> <text:span text:style-name="T32">video</text:span>{</text:p>
      <text:p text:style-name="P78" loext:marker-style-name="T22">    <text:span text:style-name="T29">border-radius</text:span><text:span text:style-name="T43">: </text:span><text:span text:style-name="T31">10%</text:span><text:span text:style-name="T43">;</text:span></text:p>
      <text:p text:style-name="P78" loext:marker-style-name="T22">    <text:span text:style-name="T29">text-align</text:span><text:span text:style-name="T43">: </text:span><text:span text:style-name="T36">center</text:span><text:span text:style-name="T43">;</text:span></text:p>
      <text:p text:style-name="P78" loext:marker-style-name="T22">    <text:span text:style-name="T29">width</text:span><text:span text:style-name="T43">: </text:span><text:span text:style-name="T31">50vw</text:span><text:span text:style-name="T43">;</text:span></text:p>
      <text:p text:style-name="P78" loext:marker-style-name="T22">    <text:span text:style-name="T29">margin</text:span><text:span text:style-name="T43">: </text:span><text:span text:style-name="T31">5vw</text:span><text:span text:style-name="T43">;</text:span></text:p>
      <text:p text:style-name="P76" loext:marker-style-name="T22">}</text:p>
      <text:p text:style-name="P85" loext:marker-style-name="T22">/* 2ª Sección */</text:p>
      <text:p text:style-name="P76" loext:marker-style-name="T22"><text:span text:style-name="T32">.principal</text:span>{</text:p>
      <text:p text:style-name="P78" loext:marker-style-name="T22">    <text:span text:style-name="T29">display</text:span><text:span text:style-name="T43">: </text:span><text:span text:style-name="T36">flex</text:span><text:span text:style-name="T43">;</text:span></text:p>
      <text:p text:style-name="P78" loext:marker-style-name="T22"><text:soft-page-break/>    <text:span text:style-name="T29">flex-direction</text:span><text:span text:style-name="T43">: </text:span><text:span text:style-name="T36">column</text:span><text:span text:style-name="T43">;</text:span></text:p>
      <text:p text:style-name="P78" loext:marker-style-name="T22">    <text:span text:style-name="T29">align-items</text:span><text:span text:style-name="T43">: </text:span><text:span text:style-name="T36">center</text:span><text:span text:style-name="T43">;</text:span></text:p>
      <text:p text:style-name="P76" loext:marker-style-name="T22">}</text:p>
      <text:p text:style-name="P76" loext:marker-style-name="T22"><text:span text:style-name="T32">.principal</text:span> <text:span text:style-name="T32">h2</text:span>{</text:p>
      <text:p text:style-name="P78" loext:marker-style-name="T22">    <text:span text:style-name="T29">color</text:span><text:span text:style-name="T43">: </text:span><text:span text:style-name="T36">#000000</text:span><text:span text:style-name="T43">;</text:span></text:p>
      <text:p text:style-name="P78" loext:marker-style-name="T22">    <text:span text:style-name="T29">text-align</text:span><text:span text:style-name="T43">: </text:span><text:span text:style-name="T36">center</text:span><text:span text:style-name="T43">;</text:span></text:p>
      <text:p text:style-name="P78" loext:marker-style-name="T22">    <text:span text:style-name="T29">margin</text:span><text:span text:style-name="T43">: </text:span><text:span text:style-name="T31">2vw</text:span><text:span text:style-name="T43">;</text:span></text:p>
      <text:p text:style-name="P76" loext:marker-style-name="T22">}</text:p>
      <text:p text:style-name="P73" loext:marker-style-name="T22"/>
      <text:p text:style-name="P76" loext:marker-style-name="T22"><text:span text:style-name="T32">.principal</text:span> <text:span text:style-name="T32">p</text:span>{</text:p>
      <text:p text:style-name="P78" loext:marker-style-name="T22">    <text:span text:style-name="T29">color</text:span><text:span text:style-name="T43">: </text:span><text:span text:style-name="T36">#282907</text:span><text:span text:style-name="T43">;</text:span></text:p>
      <text:p text:style-name="P78" loext:marker-style-name="T22">    <text:span text:style-name="T29">text-align</text:span><text:span text:style-name="T43">: </text:span><text:span text:style-name="T36">center</text:span><text:span text:style-name="T43">;</text:span></text:p>
      <text:p text:style-name="P78" loext:marker-style-name="T22">    <text:span text:style-name="T29">margin</text:span><text:span text:style-name="T43">: </text:span><text:span text:style-name="T31">2vh</text:span><text:span text:style-name="T43"> </text:span><text:span text:style-name="T31">10vw</text:span><text:span text:style-name="T43">;</text:span></text:p>
      <text:p text:style-name="P76" loext:marker-style-name="T22">}</text:p>
      <text:p text:style-name="P73" loext:marker-style-name="T22"/>
      <text:p text:style-name="P76" loext:marker-style-name="T22"><text:span text:style-name="T32">.principal</text:span> <text:span text:style-name="T32">img</text:span>{</text:p>
      <text:p text:style-name="P78" loext:marker-style-name="T22">    <text:span text:style-name="T29">border-radius</text:span><text:span text:style-name="T43">: </text:span><text:span text:style-name="T31">10%</text:span><text:span text:style-name="T43">;</text:span></text:p>
      <text:p text:style-name="P76" loext:marker-style-name="T22">}</text:p>
      <text:p text:style-name="P85" loext:marker-style-name="T22">/* 3ª Sección */</text:p>
      <text:p text:style-name="P76" loext:marker-style-name="T22"><text:span text:style-name="T32">.mapa</text:span>{</text:p>
      <text:p text:style-name="P78" loext:marker-style-name="T22">    <text:span text:style-name="T29">display</text:span><text:span text:style-name="T43">: </text:span><text:span text:style-name="T36">flex</text:span><text:span text:style-name="T43">;</text:span></text:p>
      <text:p text:style-name="P78" loext:marker-style-name="T22">    <text:span text:style-name="T29">flex-direction</text:span><text:span text:style-name="T43">: </text:span><text:span text:style-name="T36">row</text:span><text:span text:style-name="T43">;</text:span></text:p>
      <text:p text:style-name="P78" loext:marker-style-name="T22">    <text:span text:style-name="T29">justify-content</text:span><text:span text:style-name="T43">: </text:span><text:span text:style-name="T36">space-around</text:span><text:span text:style-name="T43">;</text:span></text:p>
      <text:p text:style-name="P76" loext:marker-style-name="T22">}</text:p>
      <text:p text:style-name="P73" loext:marker-style-name="T22"/>
      <text:p text:style-name="P76" loext:marker-style-name="T22"><text:span text:style-name="T32">.mapa</text:span> <text:span text:style-name="T32">iframe</text:span>{</text:p>
      <text:p text:style-name="P78" loext:marker-style-name="T22">    <text:span text:style-name="T29">margin</text:span><text:span text:style-name="T43">: </text:span><text:span text:style-name="T31">5vw</text:span><text:span text:style-name="T43">;</text:span></text:p>
      <text:p text:style-name="P78" loext:marker-style-name="T22">    <text:span text:style-name="T29">border-radius</text:span><text:span text:style-name="T43">: </text:span><text:span text:style-name="T31">15%</text:span><text:span text:style-name="T43">;</text:span></text:p>
      <text:p text:style-name="P76" loext:marker-style-name="T22">}</text:p>
      <text:p text:style-name="P85" loext:marker-style-name="T22">/* Estilos del pie de página */</text:p>
      <text:p text:style-name="P76" loext:marker-style-name="T22"><text:span text:style-name="T32">footer</text:span>{</text:p>
      <text:p text:style-name="P78" loext:marker-style-name="T22">    <text:span text:style-name="T29">background-color</text:span><text:span text:style-name="T43">: </text:span><text:span text:style-name="T36">#3E77DE</text:span><text:span text:style-name="T43">;</text:span></text:p>
      <text:p text:style-name="P78" loext:marker-style-name="T22">    <text:span text:style-name="T29">display</text:span><text:span text:style-name="T43">: </text:span><text:span text:style-name="T36">flex</text:span><text:span text:style-name="T43">;</text:span></text:p>
      <text:p text:style-name="P78" loext:marker-style-name="T22">    <text:span text:style-name="T29">flex-direction</text:span><text:span text:style-name="T43">: </text:span><text:span text:style-name="T36">row</text:span><text:span text:style-name="T43">;</text:span></text:p>
      <text:p text:style-name="P78" loext:marker-style-name="T22">    <text:span text:style-name="T29">justify-content</text:span><text:span text:style-name="T43">: </text:span><text:span text:style-name="T36">space-around</text:span><text:span text:style-name="T43">;</text:span></text:p>
      <text:p text:style-name="P76" loext:marker-style-name="T22">}</text:p>
      <text:p text:style-name="P73" loext:marker-style-name="T22"/>
      <text:p text:style-name="P76" loext:marker-style-name="T22"><text:span text:style-name="T32">footer</text:span> <text:span text:style-name="T32">img</text:span>{</text:p>
      <text:p text:style-name="P78" loext:marker-style-name="T22">    <text:span text:style-name="T29">width</text:span><text:span text:style-name="T43">: </text:span><text:span text:style-name="T31">50vw</text:span><text:span text:style-name="T43">;</text:span></text:p>
      <text:p text:style-name="P76" loext:marker-style-name="T22">}</text:p>
      <text:p text:style-name="P71" loext:marker-style-name="T22"/>
      <text:p text:style-name="P71" loext:marker-style-name="T22"/>
      <text:p text:style-name="P66" loext:marker-style-name="T37"><text:span text:style-name="T37">SISTEMAS DE VALORACIÓN MF 0491_3 – UF1841 – E1</text:span><text:span text:style-name="T37"/></text:p>
      <text:p text:style-name="P79" loext:marker-style-name="T37"/>
      <text:p text:style-name="P81" loext:marker-style-name="T3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67" loext:marker-style-name="T37"><text:span text:style-name="T37">RESULTADOS A COMPROBAR</text:span><text:span text:style-name="T37"/></text:p>
          </table:table-cell>
          <table:table-cell table:style-name="Tabla2.A1" office:value-type="string">
            <text:p text:style-name="P67" loext:marker-style-name="T37"><text:span text:style-name="T37">INDICADORES DE LOGRO</text:span><text:span text:style-name="T37"/></text:p>
          </table:table-cell>
          <table:table-cell table:style-name="Tabla2.A1" table:number-columns-spanned="2" office:value-type="string">
            <text:p text:style-name="P67"><text:span text:style-name="T37">ESCALA DE MEDIDAS</text:span></text:p>
          </table:table-cell>
          <table:covered-table-cell/>
          <table:table-cell table:style-name="Tabla2.E1" office:value-type="string">
            <text:p text:style-name="P80" loext:marker-style-name="T37"/>
          </table:table-cell>
        </table:table-row>
        <table:table-row table:style-name="Tabla2.2">
          <table:table-cell table:style-name="Tabla2.A1" table:number-rows-spanned="2" office:value-type="string">
            <text:list xml:id="list3708660180" text:style-name="WWNum45">
              <text:list-item>
                <text:p text:style-name="P16" loext:marker-style-name="T3"><text:span text:style-name="T3">Enuncia características generales referentes a «hojas de estilo» para ser aplicados en los documentos a elaborar según el diseño especificado.</text:span><text:span text:style-name="T3"/></text:p>
              </text:list-item>
            </text:list>
            <text:p text:style-name="P31" loext:marker-style-name="T3"><text:span text:style-name="T14">Conforme el criterio de evaluación</text:span><text:span text:style-name="T3"> CE 1.5</text:span></text:p>
          </table:table-cell>
          <table:table-cell table:style-name="Tabla2.A1" office:value-type="string">
            <text:p text:style-name="P46" loext:marker-style-name="T15"><text:span text:style-name="T3">1.1 Enuncia características generales referentes a «hojas de estilo»</text:span><text:span text:style-name="T3"/></text:p>
          </table:table-cell>
          <table:table-cell table:style-name="Tabla2.C2" office:value-type="string">
            <text:p text:style-name="P31" loext:marker-style-name="T15"><text:span text:style-name="T15">- </text:span><text:span text:style-name="T3">Enuncia características generales referentes a «hojas de estilo» </text:span><text:span text:style-name="T15">entre un 75% <text:s/>y 100% </text:span></text:p>
            <text:p text:style-name="P31" loext:marker-style-name="T15"><text:span text:style-name="T15">- </text:span><text:span text:style-name="T3">Enuncia características generales referentes a «hojas de estilo» </text:span><text:span text:style-name="T15">entre un 50 % y 75% </text:span></text:p>
            <text:p text:style-name="P31" loext:marker-style-name="T15"><text:span text:style-name="T15">- </text:span><text:span text:style-name="T3">Enuncia características generales referentes a «hojas de estilo» </text:span><text:span text:style-name="T15">por debajo de un 50 %</text:span></text:p>
          </table:table-cell>
          <table:table-cell table:style-name="Tabla2.D2" office:value-type="string">
            <text:p text:style-name="P1" loext:marker-style-name="T16"><text:span text:style-name="T16">B</text:span><text:span text:style-name="T16"/></text:p>
            <text:p text:style-name="P2" loext:marker-style-name="T16"/>
            <text:p text:style-name="P2" loext:marker-style-name="T16"/>
            <text:p text:style-name="P1" loext:marker-style-name="T16"><text:span text:style-name="T16">R</text:span><text:span text:style-name="T16"/></text:p>
            <text:p text:style-name="P2" loext:marker-style-name="T16"/>
            <text:p text:style-name="P2" loext:marker-style-name="T16"/>
            <text:p text:style-name="P67" loext:marker-style-name="T15"><text:span text:style-name="T3">M</text:span><text:span text:style-name="T3"/></text:p>
          </table:table-cell>
          <table:table-cell table:style-name="Tabla2.E2" office:value-type="string">
            <text:p text:style-name="P67" loext:marker-style-name="T15"><text:span text:style-name="T15">10</text:span><text:span text:style-name="T15"/></text:p>
            <text:p text:style-name="P82" loext:marker-style-name="T15"/>
            <text:p text:style-name="P82" loext:marker-style-name="T15"/>
            <text:p text:style-name="P67" loext:marker-style-name="T15"><text:span text:style-name="T15">5</text:span><text:span text:style-name="T15"/></text:p>
            <text:p text:style-name="P82" loext:marker-style-name="T15"/>
            <text:p text:style-name="P82" loext:marker-style-name="T15"/>
            <text:p text:style-name="P67" loext:marker-style-name="T15"><text:span text:style-name="T15">0</text:span><text:span text:style-name="T15"/></text:p>
          </table:table-cell>
        </table:table-row>
        <table:table-row table:style-name="Tabla2.3">
          <table:covered-table-cell table:style-name="Tabla2.A1"/>
          <table:table-cell table:style-name="Tabla2.A1" office:value-type="string">
            <text:p text:style-name="P46" loext:marker-style-name="T15"><text:span text:style-name="T3">1.2 Aplica características generales referentes a «hojas de estilo»</text:span><text:span text:style-name="T3"/></text:p>
          </table:table-cell>
          <table:table-cell table:style-name="Tabla2.C3" office:value-type="string">
            <text:p text:style-name="P31" loext:marker-style-name="T15"><text:span text:style-name="T15">- </text:span><text:span text:style-name="T3">Aplica características generales referentes a «hojas de estilo» </text:span><text:span text:style-name="T15">entre un 75% y 100%.</text:span></text:p>
            <text:p text:style-name="P31" loext:marker-style-name="T15"><text:span text:style-name="T15">- </text:span><text:span text:style-name="T3">Aplica características generales referentes a «hojas de estilo» </text:span><text:span text:style-name="T15">entre un 50% y 75%.</text:span></text:p>
            <text:p text:style-name="P31" loext:marker-style-name="T15"><text:span text:style-name="T15">- </text:span><text:span text:style-name="T3">Aplica características generales referentes a «hojas de estilo» </text:span><text:span text:style-name="T15">por debajo de un 50%.</text:span></text:p>
          </table:table-cell>
          <table:table-cell table:style-name="Tabla2.D3" office:value-type="string">
            <text:p text:style-name="P6" loext:marker-style-name="T16"><text:span text:style-name="T16">B</text:span><text:span text:style-name="T16"/></text:p>
            <text:p text:style-name="P3" loext:marker-style-name="T16"/>
            <text:p text:style-name="P6" loext:marker-style-name="T16"><text:span text:style-name="T16">R</text:span><text:span text:style-name="T16"/></text:p>
            <text:p text:style-name="P33" loext:marker-style-name="T3"/>
            <text:p text:style-name="P49" loext:marker-style-name="T15"><text:span text:style-name="T3">M</text:span><text:span text:style-name="T3"/></text:p>
          </table:table-cell>
          <table:table-cell table:style-name="Tabla2.E3" office:value-type="string">
            <text:p text:style-name="P49" loext:marker-style-name="T15"><text:span text:style-name="T15">10</text:span><text:span text:style-name="T15"/></text:p>
            <text:p text:style-name="P83" loext:marker-style-name="T15"/>
            <text:p text:style-name="P49" loext:marker-style-name="T15"><text:span text:style-name="T15">5</text:span><text:span text:style-name="T15"/></text:p>
            <text:p text:style-name="P83" loext:marker-style-name="T15"/>
            <text:p text:style-name="P49" loext:marker-style-name="T15"><text:span text:style-name="T15">0</text:span><text:span text:style-name="T15"/></text:p>
          </table:table-cell>
        </table:table-row>
        <table:table-row table:style-name="Tabla2.4">
          <table:table-cell table:style-name="Tabla2.A1" table:number-rows-spanned="2" office:value-type="string">
            <text:list xml:id="list184112256962826" text:continue-numbering="true" text:style-name="WWNum45">
              <text:list-item>
                <text:p text:style-name="P11" loext:marker-style-name="T3"><text:span text:style-name="T3">Usa marcas para proporcionar diferentes estilos a los documentos desarrollados según el diseño especificado.</text:span><text:span text:style-name="T3"/></text:p>
              </text:list-item>
            </text:list>
            <text:p text:style-name="P51" loext:marker-style-name="T3"><text:span text:style-name="T14">Conforme el criterio de evaluación</text:span><text:span text:style-name="T3"> CE 1.6</text:span></text:p>
            <text:p text:style-name="P84" loext:marker-style-name="T39"/>
          </table:table-cell>
          <table:table-cell table:style-name="Tabla2.A1" office:value-type="string">
            <text:p text:style-name="P47" loext:marker-style-name="T15"><text:span text:style-name="T3">2.1 Usa marcas para proporcionar diferentes estilos a los documentos desarrollados</text:span><text:span text:style-name="T3"/></text:p>
          </table:table-cell>
          <table:table-cell table:style-name="Tabla2.C4" office:value-type="string">
            <text:p text:style-name="P48" loext:marker-style-name="T15"><text:span text:style-name="T15">-</text:span><text:span text:style-name="T3"> Usa marcas para proporcionar diferentes estilos a los documentos desarrollados entre un 75% y </text:span><text:span text:style-name="T15">100%.</text:span></text:p>
            <text:p text:style-name="P48" loext:marker-style-name="T15"><text:span text:style-name="T15">-</text:span><text:span text:style-name="T3"> Usa marcas para proporcionar diferentes estilos a los documentos desarrollados entre un </text:span><text:span text:style-name="T15">50% y 75%.</text:span></text:p>
            <text:p text:style-name="P48" loext:marker-style-name="T15"><text:span text:style-name="T15">-</text:span><text:span text:style-name="T3"> Usa marcas para proporcionar diferentes estilos a los documentos desarrollados por debajo de un </text:span><text:span text:style-name="T15">50%.</text:span></text:p>
          </table:table-cell>
          <table:table-cell table:style-name="Tabla2.D4" office:value-type="string">
            <text:p text:style-name="P6" loext:marker-style-name="T16"><text:span text:style-name="T16">B</text:span><text:span text:style-name="T16"/></text:p>
            <text:p text:style-name="P3" loext:marker-style-name="T16"/>
            <text:p text:style-name="P3" loext:marker-style-name="T16"/>
            <text:p text:style-name="P6" loext:marker-style-name="T16"><text:span text:style-name="T16">R</text:span><text:span text:style-name="T16"/></text:p>
            <text:p text:style-name="P33" loext:marker-style-name="T3"/>
            <text:p text:style-name="P33" loext:marker-style-name="T3"/>
            <text:p text:style-name="P33" loext:marker-style-name="T3"/>
            <text:p text:style-name="P67" loext:marker-style-name="T39"><text:span text:style-name="T3">M</text:span><text:span text:style-name="T47"/></text:p>
          </table:table-cell>
          <table:table-cell table:style-name="Tabla2.E4" office:value-type="string">
            <text:p text:style-name="P49" loext:marker-style-name="T15"><text:span text:style-name="T15">20</text:span><text:span text:style-name="T15"/></text:p>
            <text:p text:style-name="P83" loext:marker-style-name="T15"/>
            <text:p text:style-name="P83" loext:marker-style-name="T15"/>
            <text:p text:style-name="P49" loext:marker-style-name="T15"><text:span text:style-name="T15">10</text:span><text:span text:style-name="T15"/></text:p>
            <text:p text:style-name="P83" loext:marker-style-name="T15"/>
            <text:p text:style-name="P83" loext:marker-style-name="T15"/>
            <text:p text:style-name="P83" loext:marker-style-name="T15"/>
            <text:p text:style-name="P49" loext:marker-style-name="T39"><text:span text:style-name="T15">0</text:span><text:span text:style-name="T39"/></text:p>
          </table:table-cell>
        </table:table-row>
        <table:table-row table:style-name="Tabla2.4">
          <table:covered-table-cell table:style-name="Tabla2.A1"/>
          <table:table-cell table:style-name="Tabla2.A1" office:value-type="string">
            <text:p text:style-name="P32" loext:marker-style-name="T15"><text:span text:style-name="T3">2.2 Comenta las marcas para proporcionar diferentes estilos a los documentos desarrollados</text:span><text:span text:style-name="T3"/></text:p>
          </table:table-cell>
          <table:table-cell table:style-name="Tabla2.C5" office:value-type="string">
            <text:p text:style-name="P31" loext:marker-style-name="T15"><text:span text:style-name="T15">- </text:span><text:span text:style-name="T3">Comenta las marcas para proporcionar diferentes estilos a los documentos desarrollados</text:span><text:span text:style-name="T15"> entre un 75% y 100%.</text:span></text:p>
            <text:p text:style-name="P31" loext:marker-style-name="T15"><text:span text:style-name="T3">- Comenta las marcas para proporcionar diferentes estilos a los documentos desarrollados</text:span><text:span text:style-name="T15"> entre un 75% y 50%.</text:span></text:p>
            <text:p text:style-name="P31" loext:marker-style-name="T15"><text:span text:style-name="T3">- Comenta las marcas para proporcionar diferentes estilos a los documentos desarrollados por</text:span><text:span text:style-name="T15"> debajo de un 50%</text:span></text:p>
          </table:table-cell>
          <table:table-cell table:style-name="Tabla2.D5" office:value-type="string">
            <text:p text:style-name="P1" loext:marker-style-name="T16"><text:span text:style-name="T16">B</text:span><text:span text:style-name="T16"/></text:p>
            <text:p text:style-name="P2" loext:marker-style-name="T16"/>
            <text:p text:style-name="P2" loext:marker-style-name="T16"/>
            <text:p text:style-name="P2" loext:marker-style-name="T16"/>
            <text:p text:style-name="P1" loext:marker-style-name="T16"><text:span text:style-name="T16">R</text:span><text:span text:style-name="T16"/></text:p>
            <text:p text:style-name="P2" loext:marker-style-name="T16"/>
            <text:p text:style-name="P2" loext:marker-style-name="T16"/>
            <text:p text:style-name="P67" loext:marker-style-name="T39"><text:span text:style-name="T3">M</text:span><text:span text:style-name="T47"/></text:p>
          </table:table-cell>
          <table:table-cell table:style-name="Tabla2.E5" office:value-type="string">
            <text:p text:style-name="P67" loext:marker-style-name="T15"><text:span text:style-name="T15">20</text:span><text:span text:style-name="T15"/></text:p>
            <text:p text:style-name="P82" loext:marker-style-name="T15"/>
            <text:p text:style-name="P82" loext:marker-style-name="T15"/>
            <text:p text:style-name="P82" loext:marker-style-name="T15"/>
            <text:p text:style-name="P67" loext:marker-style-name="T15"><text:span text:style-name="T15">10</text:span><text:span text:style-name="T15"/></text:p>
            <text:p text:style-name="P82" loext:marker-style-name="T15"/>
            <text:p text:style-name="P82" loext:marker-style-name="T15"/>
            <text:p text:style-name="P67" loext:marker-style-name="T15"><text:span text:style-name="T15">0</text:span><text:span text:style-name="T15"/></text:p>
          </table:table-cell>
        </table:table-row>
        <table:table-row table:style-name="Tabla2.6">
          <table:table-cell table:style-name="Tabla2.A1" table:number-rows-spanned="2" office:value-type="string">
            <text:list xml:id="list184112484604525" text:continue-numbering="true" text:style-name="WWNum45">
              <text:list-item>
                <text:p text:style-name="P11" loext:marker-style-name="T3"><text:span text:style-name="T3">Construye documentos utilizando lenguajes de marcas para </text:span><text:soft-page-break/><text:span text:style-name="T3">permitir al usuario el uso de dispositivos móviles y medios específicos de accesibilidad.</text:span><text:span text:style-name="T3"/></text:p>
              </text:list-item>
            </text:list>
            <text:p text:style-name="P52" loext:marker-style-name="T3"><text:span text:style-name="T3">Conforme el criterio de evaluación CE 1.7</text:span><text:span text:style-name="T3"/></text:p>
          </table:table-cell>
          <table:table-cell table:style-name="Tabla2.A1" office:value-type="string">
            <text:p text:style-name="P32" loext:marker-style-name="T3"><text:span text:style-name="T3">3.1 Construye documentos utilizando lenguajes de marcas </text:span><text:soft-page-break/><text:span text:style-name="T3">para permitir al usuario el uso de dispositivos móviles</text:span><text:span text:style-name="T3"/></text:p>
          </table:table-cell>
          <table:table-cell table:style-name="Tabla2.C6" office:value-type="string">
            <text:p text:style-name="P31" loext:marker-style-name="T15"><text:span text:style-name="T15">- </text:span><text:span text:style-name="T3">Construye documentos utilizando lenguajes de marcas para permitir al usuario el uso de </text:span><text:soft-page-break/><text:span text:style-name="T3">dispositivos móviles</text:span><text:span text:style-name="T15"> entre un 75% y 100%.</text:span></text:p>
            <text:p text:style-name="P31" loext:marker-style-name="T15"><text:span text:style-name="T15">- </text:span><text:span text:style-name="T3">Construye documentos utilizando lenguajes de marcas para permitir al usuario el uso de dispositivos móviles</text:span><text:span text:style-name="T15"> entre un 75% y 50%.</text:span></text:p>
            <text:p text:style-name="P31" loext:marker-style-name="T15"><text:span text:style-name="T15">- </text:span><text:span text:style-name="T3">Construye documentos utilizando lenguajes de marcas para permitir al usuario el uso de dispositivos móviles por</text:span><text:span text:style-name="T15"> debajo de un 50%</text:span></text:p>
          </table:table-cell>
          <table:table-cell table:style-name="Tabla2.D6" office:value-type="string">
            <text:p text:style-name="P1" loext:marker-style-name="T16"><text:span text:style-name="T16">B</text:span><text:span text:style-name="T16"/></text:p>
            <text:p text:style-name="P2" loext:marker-style-name="T16"/>
            <text:p text:style-name="P2" loext:marker-style-name="T16"><text:soft-page-break/></text:p>
            <text:p text:style-name="P2" loext:marker-style-name="T16"/>
            <text:p text:style-name="P1" loext:marker-style-name="T16"><text:span text:style-name="T16">R</text:span><text:span text:style-name="T16"/></text:p>
            <text:p text:style-name="P2" loext:marker-style-name="T16"/>
            <text:p text:style-name="P2" loext:marker-style-name="T16"/>
            <text:p text:style-name="P6" loext:marker-style-name="T16"><text:span text:style-name="T3">M</text:span><text:span text:style-name="T16"/></text:p>
          </table:table-cell>
          <table:table-cell table:style-name="Tabla2.E6" office:value-type="string">
            <text:p text:style-name="P67" loext:marker-style-name="T15"><text:span text:style-name="T15">20</text:span><text:span text:style-name="T15"/></text:p>
            <text:p text:style-name="P82" loext:marker-style-name="T15"/>
            <text:p text:style-name="P82" loext:marker-style-name="T15"><text:soft-page-break/></text:p>
            <text:p text:style-name="P82" loext:marker-style-name="T15"/>
            <text:p text:style-name="P67" loext:marker-style-name="T15"><text:span text:style-name="T15">10</text:span><text:span text:style-name="T15"/></text:p>
            <text:p text:style-name="P82" loext:marker-style-name="T15"/>
            <text:p text:style-name="P82" loext:marker-style-name="T15"/>
            <text:p text:style-name="P67" loext:marker-style-name="T15"><text:span text:style-name="T15">0</text:span><text:span text:style-name="T15"/>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32" loext:marker-style-name="T3"><text:span text:style-name="T3">3.2 Construye documentos utilizando lenguajes de marcas con</text:span> <text:span text:style-name="T3">medios específicos de accesibilidad</text:span></text:p>
          </table:table-cell>
          <table:table-cell table:style-name="Tabla2.C7" office:value-type="string">
            <text:p text:style-name="P31" loext:marker-style-name="T15"><text:span text:style-name="T15">- </text:span><text:span text:style-name="T3">Construye documentos utilizando lenguajes de marcas con</text:span> <text:span text:style-name="T3">medios específicos de accesibilidad</text:span><text:span text:style-name="T15"> entre un 75% y 100%.</text:span></text:p>
            <text:p text:style-name="P31" loext:marker-style-name="T15"><text:span text:style-name="T3">- Construye documentos utilizando lenguajes de marcas con</text:span> <text:span text:style-name="T3">medios específicos de accesibilidad</text:span><text:span text:style-name="T15"> entre un 75% y 50%.</text:span></text:p>
            <text:p text:style-name="P31" loext:marker-style-name="T15"><text:span text:style-name="T3">- Construye documentos utilizando lenguajes de marcas con</text:span> <text:span text:style-name="T3">medios específicos de accesibilidad por</text:span><text:span text:style-name="T15"> debajo de un 50%</text:span></text:p>
          </table:table-cell>
          <table:table-cell table:style-name="Tabla2.D7" office:value-type="string">
            <text:p text:style-name="P1" loext:marker-style-name="T16"><text:span text:style-name="T16">B</text:span><text:span text:style-name="T16"/></text:p>
            <text:p text:style-name="P2" loext:marker-style-name="T16"/>
            <text:p text:style-name="P2" loext:marker-style-name="T16"/>
            <text:p text:style-name="P2" loext:marker-style-name="T16"/>
            <text:p text:style-name="P1" loext:marker-style-name="T16"><text:span text:style-name="T16">R</text:span><text:span text:style-name="T16"/></text:p>
            <text:p text:style-name="P2" loext:marker-style-name="T16"/>
            <text:p text:style-name="P2" loext:marker-style-name="T16"/>
            <text:p text:style-name="P6" loext:marker-style-name="T16"><text:span text:style-name="T3">M</text:span><text:span text:style-name="T16"/></text:p>
          </table:table-cell>
          <table:table-cell table:style-name="Tabla2.E7" office:value-type="string">
            <text:p text:style-name="P67" loext:marker-style-name="T15"><text:span text:style-name="T15">20</text:span><text:span text:style-name="T15"/></text:p>
            <text:p text:style-name="P82" loext:marker-style-name="T15"/>
            <text:p text:style-name="P82" loext:marker-style-name="T15"/>
            <text:p text:style-name="P82" loext:marker-style-name="T15"/>
            <text:p text:style-name="P67" loext:marker-style-name="T15"><text:span text:style-name="T15">10</text:span><text:span text:style-name="T15"/></text:p>
            <text:p text:style-name="P82" loext:marker-style-name="T15"/>
            <text:p text:style-name="P82" loext:marker-style-name="T15"/>
            <text:p text:style-name="P67" loext:marker-style-name="T15"><text:span text:style-name="T15">0</text:span><text:span text:style-name="T15"/></text:p>
          </table:table-cell>
        </table:table-row>
        <table:table-row table:style-name="Tabla2.8">
          <table:table-cell table:style-name="Tabla2.A8" office:value-type="string">
            <text:p text:style-name="P18" loext:marker-style-name="T40"/>
          </table:table-cell>
          <table:table-cell table:style-name="Tabla2.A1" office:value-type="string">
            <text:p text:style-name="P67" loext:marker-style-name="T37"><text:span text:style-name="T37">Valor mínimo exigible: <text:s/>50</text:span><text:span text:style-name="T37"/></text:p>
          </table:table-cell>
          <table:table-cell table:style-name="Tabla2.A1" table:number-columns-spanned="2" office:value-type="string">
            <text:p text:style-name="P67" loext:marker-style-name="T37"><text:span text:style-name="T37">Valor máximo: 100</text:span><text:span text:style-name="T37"/></text:p>
          </table:table-cell>
          <table:covered-table-cell/>
          <table:table-cell table:style-name="Tabla2.E8" office:value-type="string">
            <text:p text:style-name="P80" loext:marker-style-name="T3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2.501cm" fo:margin-right="1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.501cm" fo:margin-bottom="0.501cm" fo:margin-left="2.501cm" fo:margin-right="2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54cm" fo:margin-left="0cm" fo:margin-right="0cm" fo:margin-bottom="0.75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16.494cm" svg:height="1.845cm" draw:z-index="6"><draw:image xlink:href="Pictures/10000001000003CE0000006D8CA5432858DC9B9B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><draw:frame draw:style-name="Mfr1" draw:name="Imagen 1 Copy 1" text:anchor-type="as-char" svg:width="16.494cm" svg:height="1.845cm" draw:z-index="8"><draw:image xlink:href="Pictures/10000001000003CE0000006D8CA5432858DC9B9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6</meta:editing-cycles>
    <meta:creation-date>2023-07-09T23:14:00</meta:creation-date>
    <dc:date>2023-07-11T18:41:10.576000000</dc:date>
    <meta:editing-duration>PT23M38S</meta:editing-duration>
    <meta:generator>LibreOffice/7.5.4.2$Windows_X86_64 LibreOffice_project/36ccfdc35048b057fd9854c757a8b67ec53977b6</meta:generator>
    <meta:document-statistic meta:table-count="2" meta:image-count="2" meta:object-count="0" meta:page-count="9" meta:paragraph-count="304" meta:word-count="1643" meta:character-count="11098" meta:non-whitespace-character-count="9521"/>
    <meta:user-defined meta:name="AppVersion">16.0000</meta:user-defined>
    <meta:template xlink:type="simple" xlink:actuate="onRequest" xlink:title="Normal.dotm" xlink:href=""/>
  </office:meta>
</office:document-meta>
</file>